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Times New Roman"/>
    </style:style>
    <style:style style:name="P2" style:family="paragraph" style:parent-style-name="Heading_20_2">
      <style:text-properties style:font-name="Times New Roman" fo:font-size="14pt" style:font-size-asian="14pt" style:font-size-complex="14pt"/>
    </style:style>
    <style:style style:name="P3" style:family="paragraph" style:parent-style-name="Heading_20_2">
      <style:paragraph-properties fo:text-align="start" style:justify-single-word="false"/>
      <style:text-properties style:font-name="Times New Roman" fo:font-size="14pt" style:font-size-asian="14pt" style:font-size-complex="14pt"/>
    </style:style>
    <style:style style:name="P4" style:family="paragraph" style:parent-style-name="Heading_20_2">
      <style:text-properties style:font-name="Times New Roman" fo:font-size="16pt" style:font-size-asian="16pt" style:font-size-complex="16pt"/>
    </style:style>
    <style:style style:name="P5" style:family="paragraph" style:parent-style-name="Heading_20_2">
      <style:paragraph-properties fo:text-align="center" style:justify-single-word="false"/>
      <style:text-properties style:font-name="Times New Roman" fo:font-size="16pt" style:font-size-asian="16pt" style:font-size-complex="16pt"/>
    </style:style>
    <style:style style:name="P6" style:family="paragraph" style:parent-style-name="Heading_20_2">
      <style:paragraph-properties fo:text-align="start" style:justify-single-word="false"/>
      <style:text-properties style:font-name="Times New Roman" fo:font-size="16pt" style:font-size-asian="16pt" style:font-size-complex="16pt"/>
    </style:style>
    <style:style style:name="P7" style:family="paragraph" style:parent-style-name="Heading_20_2">
      <style:paragraph-properties fo:text-align="center" style:justify-single-word="false"/>
      <style:text-properties style:font-name="Times New Roman"/>
    </style:style>
    <style:style style:name="P8" style:family="paragraph" style:parent-style-name="Quotations">
      <style:text-properties style:font-name="Times New Roman"/>
    </style:style>
    <style:style style:name="P9" style:family="paragraph" style:parent-style-name="Quotations" style:list-style-name="L6">
      <style:text-properties style:font-name="Times New Roman"/>
    </style:style>
    <style:style style:name="P10" style:family="paragraph" style:parent-style-name="Heading_20_1" style:list-style-name="">
      <style:paragraph-properties fo:text-align="center" style:justify-single-word="false"/>
    </style:style>
    <style:style style:name="P11" style:family="paragraph" style:parent-style-name="Heading_20_1" style:list-style-name="">
      <style:paragraph-properties fo:text-align="center" style:justify-single-word="false"/>
      <style:text-properties officeooo:paragraph-rsid="000bc311"/>
    </style:style>
    <style:style style:name="P12" style:family="paragraph" style:parent-style-name="Heading_20_1">
      <style:paragraph-properties fo:text-align="center" style:justify-single-word="false"/>
      <style:text-properties officeooo:paragraph-rsid="000bc311"/>
    </style:style>
    <style:style style:name="P13" style:family="paragraph" style:parent-style-name="Heading_20_1">
      <style:text-properties style:font-name="Times New Roman"/>
    </style:style>
    <style:style style:name="P14" style:family="paragraph" style:parent-style-name="Heading_20_1">
      <style:paragraph-properties fo:text-align="center" style:justify-single-word="false"/>
      <style:text-properties style:font-name="Times New Roman"/>
    </style:style>
    <style:style style:name="P15" style:family="paragraph" style:parent-style-name="Heading_20_1">
      <style:paragraph-properties fo:text-align="center" style:justify-single-word="false"/>
      <style:text-properties style:font-name="Times New Roman" officeooo:paragraph-rsid="00096d97"/>
    </style:style>
    <style:style style:name="P16" style:family="paragraph" style:parent-style-name="Heading_20_1">
      <style:paragraph-properties fo:text-align="center" style:justify-single-word="false"/>
      <style:text-properties style:font-name="Times New Roman" officeooo:paragraph-rsid="000a3b5a"/>
    </style:style>
    <style:style style:name="P17" style:family="paragraph" style:parent-style-name="Heading_20_1" style:list-style-name="">
      <style:paragraph-properties fo:text-align="center" style:justify-single-word="false"/>
      <style:text-properties style:font-name="Times New Roman"/>
    </style:style>
    <style:style style:name="P18" style:family="paragraph" style:parent-style-name="Heading_20_1" style:list-style-name="">
      <style:paragraph-properties fo:text-align="center" style:justify-single-word="false"/>
      <style:text-properties style:font-name="Times New Roman" officeooo:paragraph-rsid="000a3b5a"/>
    </style:style>
    <style:style style:name="P19" style:family="paragraph" style:parent-style-name="Heading_20_1" style:list-style-name="">
      <style:paragraph-properties fo:text-align="start" style:justify-single-word="false"/>
      <style:text-properties style:font-name="Times New Roman"/>
    </style:style>
    <style:style style:name="P20" style:family="paragraph" style:parent-style-name="Heading_20_1">
      <style:text-properties officeooo:paragraph-rsid="000dd80c"/>
    </style:style>
    <style:style style:name="P21" style:family="paragraph" style:parent-style-name="Heading_20_1">
      <style:paragraph-properties fo:text-align="center" style:justify-single-word="false" fo:break-before="page"/>
    </style:style>
    <style:style style:name="P22" style:family="paragraph" style:parent-style-name="Heading_20_1">
      <style:paragraph-properties fo:text-align="center" style:justify-single-word="false" fo:break-before="page"/>
      <style:text-properties officeooo:paragraph-rsid="000bc311"/>
    </style:style>
    <style:style style:name="P23" style:family="paragraph" style:parent-style-name="Heading_20_1">
      <style:paragraph-properties fo:text-align="center" style:justify-single-word="false" fo:break-before="page"/>
      <style:text-properties style:font-name="Times New Roman"/>
    </style:style>
    <style:style style:name="P24" style:family="paragraph" style:parent-style-name="Heading_20_1">
      <style:paragraph-properties fo:text-align="center" style:justify-single-word="false" fo:break-before="page"/>
      <style:text-properties style:font-name="Times New Roman" officeooo:paragraph-rsid="000a3b5a"/>
    </style:style>
    <style:style style:name="P25" style:family="paragraph" style:parent-style-name="Heading_20_1">
      <style:paragraph-properties fo:break-before="page"/>
      <style:text-properties officeooo:paragraph-rsid="000dd80c"/>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00a3b5a"/>
    </style:style>
    <style:style style:name="P28" style:family="paragraph" style:parent-style-name="Text_20_body">
      <style:paragraph-properties fo:text-align="start" style:justify-single-word="false"/>
    </style:style>
    <style:style style:name="P29" style:family="paragraph" style:parent-style-name="Text_20_body">
      <style:text-properties style:font-name="Times New Roman"/>
    </style:style>
    <style:style style:name="P30" style:family="paragraph" style:parent-style-name="Text_20_body">
      <style:paragraph-properties fo:text-align="center" style:justify-single-word="false"/>
      <style:text-properties style:font-name="Times New Roman"/>
    </style:style>
    <style:style style:name="P31" style:family="paragraph" style:parent-style-name="Text_20_body">
      <style:paragraph-properties fo:text-align="start" style:justify-single-word="false"/>
      <style:text-properties style:font-name="Times New Roman"/>
    </style:style>
    <style:style style:name="P32" style:family="paragraph" style:parent-style-name="Text_20_body">
      <style:text-properties style:font-name="Times New Roman" fo:font-size="16pt" style:font-size-asian="16pt" style:font-size-complex="16pt"/>
    </style:style>
    <style:style style:name="P33" style:family="paragraph" style:parent-style-name="Text_20_body">
      <style:paragraph-properties fo:text-align="center" style:justify-single-word="false"/>
      <style:text-properties style:font-name="Times New Roman" fo:font-size="16pt" style:font-size-asian="16pt" style:font-size-complex="16pt"/>
    </style:style>
    <style:style style:name="P34" style:family="paragraph" style:parent-style-name="Text_20_body" style:list-style-name="L1">
      <style:text-properties style:font-name="Times New Roman"/>
    </style:style>
    <style:style style:name="P35" style:family="paragraph" style:parent-style-name="Text_20_body" style:list-style-name="L2">
      <style:text-properties style:font-name="Times New Roman"/>
    </style:style>
    <style:style style:name="P36" style:family="paragraph" style:parent-style-name="Text_20_body" style:list-style-name="L3">
      <style:text-properties style:font-name="Times New Roman"/>
    </style:style>
    <style:style style:name="P37" style:family="paragraph" style:parent-style-name="Text_20_body">
      <style:text-properties style:font-name="Times New Roman" fo:font-size="14pt" style:font-size-asian="14pt" style:font-size-complex="14pt"/>
    </style:style>
    <style:style style:name="P38" style:family="paragraph" style:parent-style-name="Text_20_body" style:list-style-name="L7">
      <style:text-properties style:font-name="Times New Roman"/>
    </style:style>
    <style:style style:name="P39" style:family="paragraph" style:parent-style-name="Text_20_body" style:list-style-name="L8">
      <style:text-properties style:font-name="Times New Roman"/>
    </style:style>
    <style:style style:name="P40" style:family="paragraph" style:parent-style-name="Text_20_body" style:list-style-name="L11">
      <style:text-properties style:font-name="Times New Roman"/>
    </style:style>
    <style:style style:name="P41" style:family="paragraph" style:parent-style-name="Text_20_body" style:list-style-name="L13">
      <style:text-properties style:font-name="Times New Roman"/>
    </style:style>
    <style:style style:name="P42" style:family="paragraph" style:parent-style-name="Text_20_body" style:list-style-name="L14">
      <style:text-properties style:font-name="Times New Roman"/>
    </style:style>
    <style:style style:name="P43" style:family="paragraph" style:parent-style-name="Text_20_body" style:list-style-name="L15">
      <style:text-properties style:font-name="Times New Roman"/>
    </style:style>
    <style:style style:name="P44" style:family="paragraph" style:parent-style-name="Text_20_body" style:list-style-name="L16">
      <style:text-properties style:font-name="Times New Roman"/>
    </style:style>
    <style:style style:name="P45" style:family="paragraph" style:parent-style-name="Text_20_body" style:list-style-name="L17">
      <style:text-properties style:font-name="Times New Roman"/>
    </style:style>
    <style:style style:name="P46" style:family="paragraph" style:parent-style-name="Text_20_body" style:list-style-name="L18">
      <style:text-properties style:font-name="Times New Roman"/>
    </style:style>
    <style:style style:name="P47" style:family="paragraph" style:parent-style-name="Text_20_body" style:list-style-name="L19">
      <style:text-properties style:font-name="Times New Roman"/>
    </style:style>
    <style:style style:name="P48" style:family="paragraph" style:parent-style-name="Text_20_body" style:list-style-name="L23">
      <style:text-properties style:font-name="Times New Roman"/>
    </style:style>
    <style:style style:name="P49" style:family="paragraph" style:parent-style-name="Text_20_body" style:list-style-name="L24">
      <style:text-properties style:font-name="Times New Roman"/>
    </style:style>
    <style:style style:name="P50" style:family="paragraph" style:parent-style-name="Text_20_body" style:list-style-name="L26">
      <style:text-properties style:font-name="Times New Roman"/>
    </style:style>
    <style:style style:name="P51" style:family="paragraph" style:parent-style-name="Text_20_body" style:list-style-name="L29">
      <style:text-properties style:font-name="Times New Roman"/>
    </style:style>
    <style:style style:name="P52" style:family="paragraph" style:parent-style-name="Text_20_body" style:list-style-name="L31">
      <style:text-properties style:font-name="Times New Roman"/>
    </style:style>
    <style:style style:name="P53" style:family="paragraph" style:parent-style-name="Text_20_body" style:list-style-name="L33">
      <style:text-properties style:font-name="Times New Roman"/>
    </style:style>
    <style:style style:name="P54" style:family="paragraph" style:parent-style-name="Text_20_body" style:list-style-name="L35">
      <style:text-properties style:font-name="Times New Roman"/>
    </style:style>
    <style:style style:name="P55" style:family="paragraph" style:parent-style-name="Text_20_body" style:list-style-name="L36">
      <style:text-properties style:font-name="Times New Roman"/>
    </style:style>
    <style:style style:name="P56" style:family="paragraph" style:parent-style-name="Text_20_body" style:list-style-name="L37">
      <style:text-properties style:font-name="Times New Roman"/>
    </style:style>
    <style:style style:name="P57" style:family="paragraph" style:parent-style-name="Text_20_body" style:list-style-name="L38">
      <style:text-properties style:font-name="Times New Roman"/>
    </style:style>
    <style:style style:name="P58" style:family="paragraph" style:parent-style-name="Text_20_body" style:list-style-name="L39">
      <style:text-properties style:font-name="Times New Roman"/>
    </style:style>
    <style:style style:name="P59" style:family="paragraph" style:parent-style-name="Text_20_body" style:list-style-name="L41">
      <style:text-properties style:font-name="Times New Roman"/>
    </style:style>
    <style:style style:name="P60" style:family="paragraph" style:parent-style-name="Text_20_body" style:list-style-name="L42">
      <style:text-properties style:font-name="Times New Roman"/>
    </style:style>
    <style:style style:name="P61" style:family="paragraph" style:parent-style-name="Text_20_body" style:list-style-name="L43">
      <style:text-properties style:font-name="Times New Roman"/>
    </style:style>
    <style:style style:name="P62" style:family="paragraph" style:parent-style-name="Text_20_body" style:list-style-name="L44">
      <style:text-properties style:font-name="Times New Roman"/>
    </style:style>
    <style:style style:name="P63" style:family="paragraph" style:parent-style-name="Text_20_body" style:list-style-name="L46">
      <style:text-properties style:font-name="Times New Roman"/>
    </style:style>
    <style:style style:name="P64" style:family="paragraph" style:parent-style-name="Text_20_body" style:list-style-name="L47">
      <style:text-properties style:font-name="Times New Roman"/>
    </style:style>
    <style:style style:name="P65" style:family="paragraph" style:parent-style-name="Text_20_body" style:list-style-name="L48">
      <style:text-properties style:font-name="Times New Roman"/>
    </style:style>
    <style:style style:name="P66" style:family="paragraph" style:parent-style-name="Text_20_body" style:list-style-name="L49">
      <style:text-properties style:font-name="Times New Roman"/>
    </style:style>
    <style:style style:name="P67" style:family="paragraph" style:parent-style-name="Text_20_body" style:list-style-name="L51">
      <style:text-properties style:font-name="Times New Roman"/>
    </style:style>
    <style:style style:name="P68" style:family="paragraph" style:parent-style-name="Text_20_body" style:list-style-name="L53">
      <style:text-properties style:font-name="Times New Roman"/>
    </style:style>
    <style:style style:name="P69" style:family="paragraph" style:parent-style-name="Text_20_body" style:list-style-name="L54">
      <style:text-properties style:font-name="Times New Roman"/>
    </style:style>
    <style:style style:name="P70" style:family="paragraph" style:parent-style-name="Text_20_body" style:list-style-name="L55">
      <style:text-properties style:font-name="Times New Roman"/>
    </style:style>
    <style:style style:name="P71" style:family="paragraph" style:parent-style-name="Text_20_body" style:list-style-name="L56">
      <style:text-properties style:font-name="Times New Roman"/>
    </style:style>
    <style:style style:name="P72" style:family="paragraph" style:parent-style-name="Text_20_body" style:list-style-name="L57">
      <style:text-properties style:font-name="Times New Roman"/>
    </style:style>
    <style:style style:name="P73" style:family="paragraph" style:parent-style-name="Text_20_body" style:list-style-name="L58">
      <style:text-properties style:font-name="Times New Roman"/>
    </style:style>
    <style:style style:name="P74" style:family="paragraph" style:parent-style-name="Text_20_body" style:list-style-name="L59">
      <style:text-properties style:font-name="Times New Roman"/>
    </style:style>
    <style:style style:name="P75" style:family="paragraph" style:parent-style-name="Text_20_body" style:list-style-name="L62">
      <style:text-properties style:font-name="Times New Roman"/>
    </style:style>
    <style:style style:name="P76" style:family="paragraph" style:parent-style-name="Text_20_body" style:list-style-name="L63">
      <style:text-properties style:font-name="Times New Roman"/>
    </style:style>
    <style:style style:name="P77" style:family="paragraph" style:parent-style-name="Text_20_body" style:list-style-name="L64">
      <style:text-properties style:font-name="Times New Roman"/>
    </style:style>
    <style:style style:name="P78" style:family="paragraph" style:parent-style-name="Text_20_body" style:list-style-name="L65">
      <style:text-properties style:font-name="Times New Roman"/>
    </style:style>
    <style:style style:name="P79" style:family="paragraph" style:parent-style-name="Text_20_body" style:list-style-name="L66">
      <style:text-properties style:font-name="Times New Roman"/>
    </style:style>
    <style:style style:name="P80" style:family="paragraph" style:parent-style-name="Text_20_body" style:list-style-name="L68">
      <style:text-properties style:font-name="Times New Roman"/>
    </style:style>
    <style:style style:name="P81" style:family="paragraph" style:parent-style-name="Text_20_body" style:list-style-name="L69">
      <style:text-properties style:font-name="Times New Roman"/>
    </style:style>
    <style:style style:name="P82" style:family="paragraph" style:parent-style-name="Text_20_body" style:list-style-name="L70">
      <style:text-properties style:font-name="Times New Roman"/>
    </style:style>
    <style:style style:name="P83" style:family="paragraph" style:parent-style-name="Text_20_body" style:list-style-name="L71">
      <style:text-properties style:font-name="Times New Roman"/>
    </style:style>
    <style:style style:name="P84" style:family="paragraph" style:parent-style-name="Text_20_body" style:list-style-name="L72">
      <style:text-properties style:font-name="Times New Roman"/>
    </style:style>
    <style:style style:name="P85" style:family="paragraph" style:parent-style-name="Text_20_body" style:list-style-name="L73">
      <style:text-properties style:font-name="Times New Roman"/>
    </style:style>
    <style:style style:name="P86" style:family="paragraph" style:parent-style-name="Text_20_body" style:list-style-name="L75">
      <style:text-properties style:font-name="Times New Roman"/>
    </style:style>
    <style:style style:name="P87" style:family="paragraph" style:parent-style-name="Text_20_body" style:list-style-name="L76">
      <style:text-properties style:font-name="Times New Roman"/>
    </style:style>
    <style:style style:name="P88" style:family="paragraph" style:parent-style-name="Text_20_body" style:list-style-name="L77">
      <style:text-properties style:font-name="Times New Roman"/>
    </style:style>
    <style:style style:name="P89" style:family="paragraph" style:parent-style-name="Text_20_body" style:list-style-name="L78">
      <style:text-properties style:font-name="Times New Roman"/>
    </style:style>
    <style:style style:name="P90" style:family="paragraph" style:parent-style-name="Text_20_body" style:list-style-name="L79">
      <style:text-properties style:font-name="Times New Roman"/>
    </style:style>
    <style:style style:name="P91" style:family="paragraph" style:parent-style-name="Text_20_body" style:list-style-name="L79">
      <style:text-properties style:font-name="Times New Roman" officeooo:paragraph-rsid="000bc311"/>
    </style:style>
    <style:style style:name="P92" style:family="paragraph" style:parent-style-name="Text_20_body" style:list-style-name="L80">
      <style:text-properties style:font-name="Times New Roman"/>
    </style:style>
    <style:style style:name="P93" style:family="paragraph" style:parent-style-name="Text_20_body" style:list-style-name="L82">
      <style:text-properties style:font-name="Times New Roman"/>
    </style:style>
    <style:style style:name="P94" style:family="paragraph" style:parent-style-name="Text_20_body" style:list-style-name="L83">
      <style:text-properties style:font-name="Times New Roman"/>
    </style:style>
    <style:style style:name="P95" style:family="paragraph" style:parent-style-name="Text_20_body" style:list-style-name="L84">
      <style:text-properties style:font-name="Times New Roman"/>
    </style:style>
    <style:style style:name="P96" style:family="paragraph" style:parent-style-name="Text_20_body" style:list-style-name="L85">
      <style:text-properties style:font-name="Times New Roman"/>
    </style:style>
    <style:style style:name="P97" style:family="paragraph" style:parent-style-name="Text_20_body" style:list-style-name="L86">
      <style:text-properties style:font-name="Times New Roman"/>
    </style:style>
    <style:style style:name="P98" style:family="paragraph" style:parent-style-name="Text_20_body" style:list-style-name="L87">
      <style:text-properties style:font-name="Times New Roman"/>
    </style:style>
    <style:style style:name="P99" style:family="paragraph" style:parent-style-name="Text_20_body" style:list-style-name="L88">
      <style:text-properties style:font-name="Times New Roman"/>
    </style:style>
    <style:style style:name="P100" style:family="paragraph" style:parent-style-name="Text_20_body" style:list-style-name="L89">
      <style:text-properties style:font-name="Times New Roman"/>
    </style:style>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2"/>
    <style:style style:name="P107" style:family="paragraph" style:parent-style-name="Text_20_body" style:list-style-name="L15"/>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2"/>
    <style:style style:name="P111" style:family="paragraph" style:parent-style-name="Text_20_body" style:list-style-name="L25"/>
    <style:style style:name="P112" style:family="paragraph" style:parent-style-name="Text_20_body" style:list-style-name="L27"/>
    <style:style style:name="P113" style:family="paragraph" style:parent-style-name="Text_20_body" style:list-style-name="L28"/>
    <style:style style:name="P114" style:family="paragraph" style:parent-style-name="Text_20_body" style:list-style-name="L30"/>
    <style:style style:name="P115" style:family="paragraph" style:parent-style-name="Text_20_body" style:list-style-name="L32"/>
    <style:style style:name="P116" style:family="paragraph" style:parent-style-name="Text_20_body" style:list-style-name="L34"/>
    <style:style style:name="P117" style:family="paragraph" style:parent-style-name="Text_20_body" style:list-style-name="L40"/>
    <style:style style:name="P118" style:family="paragraph" style:parent-style-name="Text_20_body" style:list-style-name="L45"/>
    <style:style style:name="P119" style:family="paragraph" style:parent-style-name="Text_20_body" style:list-style-name="L50"/>
    <style:style style:name="P120" style:family="paragraph" style:parent-style-name="Text_20_body" style:list-style-name="L52"/>
    <style:style style:name="P121" style:family="paragraph" style:parent-style-name="Text_20_body" style:list-style-name="L60"/>
    <style:style style:name="P122" style:family="paragraph" style:parent-style-name="Text_20_body" style:list-style-name="L61"/>
    <style:style style:name="P123" style:family="paragraph" style:parent-style-name="Text_20_body" style:list-style-name="L67"/>
    <style:style style:name="P124" style:family="paragraph" style:parent-style-name="Text_20_body" style:list-style-name="L74"/>
    <style:style style:name="P125" style:family="paragraph" style:parent-style-name="Text_20_body" style:list-style-name="L81"/>
    <style:style style:name="P126" style:family="paragraph" style:parent-style-name="Text_20_body" style:list-style-name="L90"/>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Times New Roman"/>
    </style:style>
    <style:style style:name="T4" style:family="text">
      <style:text-properties style:font-name="Times New Roman" fo:font-size="18pt" style:font-size-asian="18pt" style:font-size-complex="18pt"/>
    </style:style>
    <style:style style:name="T5" style:family="text">
      <style:text-properties style:font-name="Times New Roman" fo:font-size="16pt" style:font-size-asian="16pt" style:font-size-complex="16pt"/>
    </style:style>
    <style:style style:name="T6" style:family="text">
      <style:text-properties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2">AI Side Hustles: 10 Ways to Make Money with ChatGPT</text:span> </text:h>
      <text:h text:style-name="P14" text:outline-level="1"><text:span text:style-name="T1">(Even as a Beginner)</text:span> </text:h>
      <text:p text:style-name="P30"/>
      <text:p text:style-name="P30"/>
      <text:h text:style-name="P15" text:outline-level="1"><text:span text:style-name="Strong_20_Emphasis"><text:span text:style-name="T6">Introduction: The Future of Side Hustles Is AI-Powered</text:span></text:span></text:h>
      <text:p text:style-name="P28"><text:span text:style-name="Strong_20_Emphasis"><text:span text:style-name="T5"/></text:span></text:p>
      <text:p text:style-name="P29">Imagine starting an online business today with:</text:p>
      <text:list xml:id="list3878843943" text:style-name="L1">
        <text:list-item>
          <text:p text:style-name="P34">No budget</text:p>
        </text:list-item>
        <text:list-item>
          <text:p text:style-name="P34">No tech skills</text:p>
        </text:list-item>
        <text:list-item>
          <text:p text:style-name="P34">No experience</text:p>
          <text:p text:style-name="P34"/>
        </text:list-item>
      </text:list>
      <text:p text:style-name="P29">Just your laptop, free AI tools, and a little time. That’s what’s now possible thanks to ChatGPT and the explosion of AI.</text:p>
      <text:p text:style-name="P29"/>
      <text:p text:style-name="Text_20_body"><text:span text:style-name="T3">In the past, launching a side hustle took months of trial and error. You needed to learn how to write, code, or design — or spend money hiring people who could. But now, with tools like ChatGPT, you can </text:span><text:span text:style-name="Strong_20_Emphasis"><text:span text:style-name="T3">research, create, write, and even automate</text:span></text:span><text:span text:style-name="T3"> entire projects in a matter of hours.</text:span></text:p>
      <text:p text:style-name="P1"/>
      <text:h text:style-name="P3" text:outline-level="2">Why ChatGPT Is a Game-Changer</text:h>
      <text:p text:style-name="P33"/>
      <text:p text:style-name="P29">ChatGPT isn't just a chatbot — it’s like having a virtual assistant, copywriter, researcher, and strategist all in one.</text:p>
      <text:p text:style-name="Text_20_body"><text:span text:style-name="T3">In this book, you’ll discover </text:span><text:span text:style-name="Strong_20_Emphasis"><text:span text:style-name="T3">10 proven AI-powered side hustles</text:span></text:span><text:span text:style-name="T3"> that:</text:span></text:p>
      <text:list xml:id="list1302135282" text:style-name="L2">
        <text:list-item>
          <text:p text:style-name="P35">You can start with little or no money</text:p>
        </text:list-item>
        <text:list-item>
          <text:p text:style-name="P35">Use free or low-cost AI tools</text:p>
        </text:list-item>
        <text:list-item>
          <text:p text:style-name="P35">Have the potential to earn passive or active income</text:p>
        </text:list-item>
        <text:list-item>
          <text:p text:style-name="P35">Don’t require you to be on camera or build a personal brand</text:p>
        </text:list-item>
      </text:list>
      <text:p text:style-name="Text_20_body"><text:span text:style-name="T3">Whether you want to make a few hundred pounds a month or build something bigger, the strategies in this book will help you </text:span><text:span text:style-name="Strong_20_Emphasis"><text:span text:style-name="T3">get started fast</text:span></text:span><text:span text:style-name="T3"> — even if you’ve never made money online before.</text:span></text:p>
      <text:p text:style-name="P1"/>
      <text:h text:style-name="P3" text:outline-level="2"><text:soft-page-break/>What This Book Will Help You Do</text:h>
      <text:p text:style-name="P33"/>
      <text:list xml:id="list2611527152" text:style-name="L3">
        <text:list-item>
          <text:p text:style-name="P36">Discover side hustles that match your strengths and interests</text:p>
        </text:list-item>
        <text:list-item>
          <text:p text:style-name="P36">Use AI to reduce 80% of the manual work</text:p>
        </text:list-item>
        <text:list-item>
          <text:p text:style-name="P36">Learn free tools and platforms to launch your hustle</text:p>
        </text:list-item>
        <text:list-item>
          <text:p text:style-name="P36">Avoid common beginner mistakes</text:p>
        </text:list-item>
        <text:list-item>
          <text:p text:style-name="P36">Stay focused and motivated with realistic expectations</text:p>
          <text:p text:style-name="P36"/>
        </text:list-item>
      </text:list>
      <text:p text:style-name="P29">Let’s dive into the first side hustle — one of the easiest and most powerful ways to earn online with AI.</text:p>
      <text:h text:style-name="P21" text:outline-level="1"><text:span text:style-name="Strong_20_Emphasis"><text:span text:style-name="T5">Chapter 1: Write and Sell eBooks with ChatGPT</text:span></text:span></text:h>
      <text:p text:style-name="P26"><text:span text:style-name="Strong_20_Emphasis"><text:span text:style-name="T5"/></text:span></text:p>
      <text:p text:style-name="P29">Writing and selling eBooks on Amazon has been around for years — but AI has completely changed the game.</text:p>
      <text:p text:style-name="P29">You no longer need to be a writer to publish. With ChatGPT, anyone can create a short, valuable eBook in a few days (or less), even if they’ve never written a sentence before.</text:p>
      <text:p text:style-name="P1"/>
      <text:h text:style-name="P2" text:outline-level="2">Why eBooks Are a Great AI Side Hustle</text:h>
      <text:p text:style-name="P37"/>
      <text:list xml:id="list3813204353" text:style-name="L4">
        <text:list-item>
          <text:p text:style-name="P101"><text:span text:style-name="Strong_20_Emphasis"><text:span text:style-name="T3">Low barrier to entry</text:span></text:span><text:span text:style-name="T3"> – anyone can start</text:span></text:p>
        </text:list-item>
        <text:list-item>
          <text:p text:style-name="P101"><text:span text:style-name="Strong_20_Emphasis"><text:span text:style-name="T3">No shipping or inventory</text:span></text:span><text:span text:style-name="T3"> – it's 100% digital</text:span></text:p>
        </text:list-item>
        <text:list-item>
          <text:p text:style-name="P101"><text:span text:style-name="Strong_20_Emphasis"><text:span text:style-name="T3">Passive income</text:span></text:span><text:span text:style-name="T3"> – you publish once, and it can earn for years</text:span></text:p>
        </text:list-item>
        <text:list-item>
          <text:p text:style-name="P101"><text:span text:style-name="Strong_20_Emphasis"><text:span text:style-name="T3">Built-in traffic</text:span></text:span><text:span text:style-name="T3"> – Amazon is a massive search engine</text:span></text:p>
        </text:list-item>
      </text:list>
      <text:p text:style-name="P1"/>
      <text:h text:style-name="P2" text:outline-level="2">Tools You Need (All Free or Low-Cost)</text:h>
      <text:p text:style-name="P37"/>
      <text:list xml:id="list697867731" text:style-name="L5">
        <text:list-item>
          <text:p text:style-name="P102"><text:span text:style-name="Strong_20_Emphasis"><text:span text:style-name="T3">ChatGPT (free or Plus)</text:span></text:span><text:span text:style-name="T3"> – to outline and write the content</text:span></text:p>
        </text:list-item>
        <text:list-item>
          <text:p text:style-name="P102"><text:span text:style-name="Strong_20_Emphasis"><text:span text:style-name="T3">Google Docs / Word</text:span></text:span><text:span text:style-name="T3"> – to format your book</text:span></text:p>
        </text:list-item>
        <text:list-item>
          <text:p text:style-name="P102"><text:span text:style-name="Strong_20_Emphasis"><text:span text:style-name="T3">Canva</text:span></text:span><text:span text:style-name="T3"> – to design your cover</text:span></text:p>
        </text:list-item>
        <text:list-item>
          <text:p text:style-name="P102"><text:span text:style-name="Strong_20_Emphasis"><text:span text:style-name="T3">Amazon KDP (kdp.amazon.com)</text:span></text:span><text:span text:style-name="T3"> – to publish and sell</text:span></text:p>
        </text:list-item>
        <text:list-item>
          <text:p text:style-name="P102"><text:span text:style-name="T3">(Optional) </text:span><text:span text:style-name="Strong_20_Emphasis"><text:span text:style-name="T3">Grammarly</text:span></text:span><text:span text:style-name="T3"> – to improve your writing</text:span></text:p>
        </text:list-item>
      </text:list>
      <text:p text:style-name="P1"/>
      <text:h text:style-name="P2" text:outline-level="2">Step-by-Step: How to Create Your eBook with ChatGPT</text:h>
      <text:p text:style-name="P37"/>
      <text:h text:style-name="Heading_20_3" text:outline-level="3"><text:span text:style-name="Strong_20_Emphasis"><text:span text:style-name="T3">1. Pick a Niche or Topic</text:span></text:span></text:h>
      <text:p text:style-name="P29">Choose something people are searching for but isn’t too competitive. Use:</text:p>
      <text:list xml:id="list3511832383" text:style-name="L6">
        <text:list-item>
          <text:p text:style-name="P103"><text:span text:style-name="Strong_20_Emphasis"><text:span text:style-name="T3">Google Trends</text:span></text:span></text:p>
        </text:list-item>
        <text:list-item>
          <text:p text:style-name="P103"><text:span text:style-name="Strong_20_Emphasis"><text:span text:style-name="T3">Amazon search suggestions</text:span></text:span></text:p>
        </text:list-item>
        <text:list-item>
          <text:p text:style-name="P103"><text:span text:style-name="Strong_20_Emphasis"><text:span text:style-name="T3">ChatGPT prompt:</text:span></text:span></text:p>
          <text:p text:style-name="P9"><text:soft-page-break/>“List 10 eBook niches with low competition and steady demand for beginners to write about.”</text:p>
        </text:list-item>
      </text:list>
      <text:p text:style-name="P29">You can also search on Amazon for books with:</text:p>
      <text:list xml:id="list3314778479" text:style-name="L7">
        <text:list-item>
          <text:p text:style-name="P38">10–50 reviews (not too saturated)</text:p>
        </text:list-item>
        <text:list-item>
          <text:p text:style-name="P38">Steady rankings in search</text:p>
          <text:p text:style-name="P38"/>
        </text:list-item>
      </text:list>
      <text:h text:style-name="Heading_20_3" text:outline-level="3"><text:span text:style-name="Strong_20_Emphasis"><text:span text:style-name="T3">2. Generate an Outline</text:span></text:span></text:h>
      <text:p text:style-name="P29">Once you pick a topic, use ChatGPT to plan your book:</text:p>
      <text:p text:style-name="P8"><text:s/>Prompt:<text:line-break/>“Create a detailed outline for a beginner-friendly eBook about [topic]. Include 6–8 chapters.”</text:p>
      <text:p text:style-name="P8"/>
      <text:h text:style-name="Heading_20_3" text:outline-level="3"><text:span text:style-name="Strong_20_Emphasis"><text:span text:style-name="T3">3. Write It with ChatGPT</text:span></text:span></text:h>
      <text:p text:style-name="P29">Take each section of your outline and write prompts like:</text:p>
      <text:p text:style-name="P8">“Write Chapter 1 of a beginner-friendly eBook about [topic]. Use a friendly tone. Keep it easy to understand.”</text:p>
      <text:p text:style-name="P29">You’ll need to lightly edit and structure the content — but the hard part is done for you.</text:p>
      <text:p text:style-name="P29"/>
      <text:h text:style-name="Heading_20_3" text:outline-level="3"><text:span text:style-name="Strong_20_Emphasis"><text:span text:style-name="T3">4. Design a Cover in Canva</text:span></text:span></text:h>
      <text:p text:style-name="Text_20_body"><text:span text:style-name="T3">Amazon covers should be </text:span><text:span text:style-name="Strong_20_Emphasis"><text:span text:style-name="T3">2560 x 1600 pixels</text:span></text:span><text:span text:style-name="T3"> (JPG or PNG).<text:line-break/>Use Canva templates or ChatGPT to brainstorm:</text:span></text:p>
      <text:p text:style-name="P8">“Give me 5 cover title ideas and color schemes for an eBook called ‘[title]’ that stands out on Amazon.”</text:p>
      <text:p text:style-name="P8"/>
      <text:h text:style-name="Heading_20_3" text:outline-level="3"><text:span text:style-name="Strong_20_Emphasis"><text:span text:style-name="T3">5. Format and Upload to Amazon KDP</text:span></text:span></text:h>
      <text:p text:style-name="P29">You’ll:</text:p>
      <text:list xml:id="list71529794" text:style-name="L8">
        <text:list-item>
          <text:p text:style-name="P39">Save your book as a .docx file</text:p>
        </text:list-item>
        <text:list-item>
          <text:p text:style-name="P39">Upload to KDP</text:p>
        </text:list-item>
        <text:list-item>
          <text:p text:style-name="P39">Fill in the title, subtitle, description, keywords</text:p>
        </text:list-item>
        <text:list-item>
          <text:p text:style-name="P39">Set your price (start with $2.99–$3.99)</text:p>
        </text:list-item>
        <text:list-item>
          <text:p text:style-name="P39">Publish!</text:p>
        </text:list-item>
      </text:list>
      <text:p text:style-name="P1"/>
      <text:h text:style-name="P4" text:outline-level="2"><text:soft-page-break/>Bonus Tips</text:h>
      <text:p text:style-name="P32"/>
      <text:list xml:id="list209292643" text:style-name="L9">
        <text:list-item>
          <text:p text:style-name="P104"><text:span text:style-name="Strong_20_Emphasis"><text:span text:style-name="T3">Start short:</text:span></text:span><text:span text:style-name="T3"> 30–50 pages is enough</text:span></text:p>
        </text:list-item>
        <text:list-item>
          <text:p text:style-name="P104"><text:span text:style-name="Strong_20_Emphasis"><text:span text:style-name="T3">Focus on value:</text:span></text:span><text:span text:style-name="T3"> Solve a specific problem or teach a useful skill</text:span></text:p>
        </text:list-item>
        <text:list-item>
          <text:p text:style-name="P104"><text:span text:style-name="Strong_20_Emphasis"><text:span text:style-name="T3">Repurpose content:</text:span></text:span><text:span text:style-name="T3"> Use the same research for your blog, newsletter, or course later</text:span></text:p>
        </text:list-item>
      </text:list>
      <text:p text:style-name="P1"/>
      <text:p text:style-name="Text_20_body"><text:span text:style-name="T3"/></text:p>
      <text:p text:style-name="Text_20_body"><text:span text:style-name="T3">Even if your first book doesn’t explode in sales, every ebook you publish builds your passive income stream. In 2025, the real winners are those who </text:span><text:span text:style-name="Strong_20_Emphasis"><text:span text:style-name="T3">keep publishing and testing topics</text:span></text:span><text:span text:style-name="T3"> — and ChatGPT makes that 10x faster.</text:span></text:p>
      <text:p text:style-name="P31"/>
      <text:h text:style-name="P19" text:outline-level="1"><text:span text:style-name="Strong_20_Emphasis"><text:span text:style-name="T3"/></text:span></text:h>
      <text:h text:style-name="P23" text:outline-level="1"><text:span text:style-name="Strong_20_Emphasis"><text:span text:style-name="T1">Chapter 2: Create &amp; Sell Digital Products (Using AI to Do the Work for You)</text:span></text:span></text:h>
      <text:p text:style-name="P28"><text:span text:style-name="Strong_20_Emphasis"><text:span text:style-name="T3"/></text:span></text:p>
      <text:p text:style-name="Text_20_body"><text:span text:style-name="T3">Digital products are one of the best AI-powered side hustles right now. Why?<text:line-break/>Because you only create the product </text:span><text:span text:style-name="Strong_20_Emphasis"><text:span text:style-name="T3">once</text:span></text:span><text:span text:style-name="T3">, and you can sell it an </text:span><text:span text:style-name="Strong_20_Emphasis"><text:span text:style-name="T3">unlimited number of times</text:span></text:span><text:span text:style-name="T3"> with no shipping, no inventory, and no ongoing costs.</text:span></text:p>
      <text:p text:style-name="P29">And thanks to tools like ChatGPT and Canva, you can create high-quality digital products — even if you have no design or business experience.</text:p>
      <text:p text:style-name="P1"/>
      <text:h text:style-name="P2" text:outline-level="2">Why Digital Products Are a Smart Side Hustle</text:h>
      <text:p text:style-name="P37"/>
      <text:list xml:id="list4016797440" text:style-name="L10">
        <text:list-item>
          <text:p text:style-name="P105"><text:span text:style-name="Strong_20_Emphasis"><text:span text:style-name="T3">Passive income:</text:span></text:span><text:span text:style-name="T3"> Make once, sell forever</text:span></text:p>
        </text:list-item>
        <text:list-item>
          <text:p text:style-name="P105"><text:span text:style-name="Strong_20_Emphasis"><text:span text:style-name="T3">Zero shipping or inventory</text:span></text:span></text:p>
        </text:list-item>
        <text:list-item>
          <text:p text:style-name="P105"><text:span text:style-name="Strong_20_Emphasis"><text:span text:style-name="T3">High profit margins (you keep 90–100%)</text:span></text:span></text:p>
        </text:list-item>
        <text:list-item>
          <text:p text:style-name="P105"><text:span text:style-name="Strong_20_Emphasis"><text:span text:style-name="T3">AI handles the heavy lifting</text:span></text:span></text:p>
        </text:list-item>
        <text:list-item>
          <text:p text:style-name="P105"><text:span text:style-name="Strong_20_Emphasis"><text:span text:style-name="T3">No need to show your face or use social media</text:span></text:span><text:span text:style-name="T3"> (if you don't want to)</text:span></text:p>
        </text:list-item>
      </text:list>
      <text:p text:style-name="P1"/>
      <text:h text:style-name="P2" text:outline-level="2">Examples of Profitable Digital Products</text:h>
      <text:p text:style-name="P37"/>
      <text:p text:style-name="P29">You don’t need to reinvent the wheel. Some of the top-selling products right now include:</text:p>
      <text:list xml:id="list1828689923" text:style-name="L11">
        <text:list-item>
          <text:p text:style-name="P40">Printable planners (budget, fitness, business)</text:p>
        </text:list-item>
        <text:list-item>
          <text:p text:style-name="P40">Journals and trackers (habit, gratitude, anxiety, mood)</text:p>
        </text:list-item>
        <text:list-item>
          <text:p text:style-name="P40">Resume/CV templates</text:p>
        </text:list-item>
        <text:list-item>
          <text:p text:style-name="P40">eBook templates or guides</text:p>
        </text:list-item>
        <text:list-item>
          <text:p text:style-name="P40">Business tools (spreadsheets, pitch decks)</text:p>
        </text:list-item>
        <text:list-item>
          <text:p text:style-name="P40">Educational worksheets or digital flashcards</text:p>
        </text:list-item>
        <text:list-item>
          <text:p text:style-name="P40">Social media post templates</text:p>
        </text:list-item>
        <text:list-item>
          <text:p text:style-name="P40">Wedding or event planning bundles</text:p>
        </text:list-item>
        <text:list-item>
          <text:p text:style-name="P40">ChatGPT prompt packs!</text:p>
        </text:list-item>
      </text:list>
      <text:p text:style-name="P1"/>
      <text:h text:style-name="P2" text:outline-level="2"><text:soft-page-break/>Where to Sell Them</text:h>
      <text:p text:style-name="P37"/>
      <text:list xml:id="list2233494885" text:style-name="L12">
        <text:list-item>
          <text:p text:style-name="P106"><text:span text:style-name="Strong_20_Emphasis"><text:span text:style-name="T3">Etsy</text:span></text:span><text:span text:style-name="T3"> – Great for printables, templates, and journals</text:span></text:p>
        </text:list-item>
        <text:list-item>
          <text:p text:style-name="P106"><text:span text:style-name="Strong_20_Emphasis"><text:span text:style-name="T3">Gumroad</text:span></text:span><text:span text:style-name="T3"> – Sell anything digital with a clean storefront</text:span></text:p>
        </text:list-item>
        <text:list-item>
          <text:p text:style-name="P106"><text:span text:style-name="Strong_20_Emphasis"><text:span text:style-name="T3">Payhip</text:span></text:span><text:span text:style-name="T3"> – Another free platform with no monthly fee</text:span></text:p>
        </text:list-item>
        <text:list-item>
          <text:p text:style-name="P106"><text:span text:style-name="Strong_20_Emphasis"><text:span text:style-name="T3">Shopify (optional)</text:span></text:span><text:span text:style-name="T3"> – For building your own store later</text:span></text:p>
        </text:list-item>
      </text:list>
      <text:p text:style-name="P29">You don’t need a website — just an account on any of the above. These platforms handle payments and delivery automatically.</text:p>
      <text:p text:style-name="P1"/>
      <text:h text:style-name="P5" text:outline-level="2">Step-by-Step: How to Create a Digital Product with AI</text:h>
      <text:p text:style-name="P33"/>
      <text:h text:style-name="Heading_20_3" text:outline-level="3"><text:span text:style-name="Strong_20_Emphasis"><text:span text:style-name="T3">1. Choose a Product Type + Niche</text:span></text:span></text:h>
      <text:p text:style-name="Text_20_body"><text:span text:style-name="Strong_20_Emphasis"><text:span text:style-name="T3"/></text:span></text:p>
      <text:p text:style-name="P29">Start simple. Pick one combination from the examples above. Example ideas:</text:p>
      <text:list xml:id="list2361902738" text:style-name="L13">
        <text:list-item>
          <text:p text:style-name="P41">A daily productivity planner for students</text:p>
        </text:list-item>
        <text:list-item>
          <text:p text:style-name="P41">A habit tracker for people with ADHD</text:p>
        </text:list-item>
        <text:list-item>
          <text:p text:style-name="P41">A resume template for job seekers in tech</text:p>
        </text:list-item>
      </text:list>
      <text:p text:style-name="P29">Use this prompt:</text:p>
      <text:p text:style-name="P8">“Suggest 10 digital product ideas I could sell on Etsy or Gumroad that solve real problems. Make them simple and beginner-friendly.”</text:p>
      <text:p text:style-name="P29">Look on Etsy to confirm demand:</text:p>
      <text:list xml:id="list2807767825" text:style-name="L14">
        <text:list-item>
          <text:p text:style-name="P42">Search for your idea</text:p>
        </text:list-item>
        <text:list-item>
          <text:p text:style-name="P42">Look for listings with 50–500 sales (good sign)</text:p>
        </text:list-item>
        <text:list-item>
          <text:p text:style-name="P42">Read customer reviews to identify what people want</text:p>
        </text:list-item>
      </text:list>
      <text:p text:style-name="P1"/>
      <text:h text:style-name="Heading_20_3" text:outline-level="3"><text:span text:style-name="Strong_20_Emphasis"><text:span text:style-name="T3">2. Use ChatGPT to Write the Content</text:span></text:span></text:h>
      <text:p text:style-name="Text_20_body"><text:span text:style-name="Strong_20_Emphasis"><text:span text:style-name="T3"/></text:span></text:p>
      <text:p text:style-name="P29">Once you know your topic, ask:</text:p>
      <text:p text:style-name="P8">“Write the content for a 10-page printable [planner/journal/template] for [audience]. Include prompts, tips, and sections.”</text:p>
      <text:p text:style-name="P29">Example:</text:p>
      <text:p text:style-name="P8"><text:soft-page-break/>“Write a 7-day anxiety journal for beginners with daily prompts and affirmations.”</text:p>
      <text:p text:style-name="P29">You can copy the text, paste it into Canva, and turn it into a styled PDF.</text:p>
      <text:p text:style-name="P1"/>
      <text:h text:style-name="Heading_20_3" text:outline-level="3"><text:span text:style-name="Strong_20_Emphasis"><text:span text:style-name="T3">3. Use Canva to Design the Product</text:span></text:span></text:h>
      <text:p text:style-name="Text_20_body"><text:span text:style-name="Strong_20_Emphasis"><text:span text:style-name="T3"/></text:span></text:p>
      <text:list xml:id="list2183964364" text:style-name="L15">
        <text:list-item>
          <text:p text:style-name="P107"><text:span text:style-name="T3">Start with free </text:span><text:span text:style-name="Strong_20_Emphasis"><text:span text:style-name="T3">Canva templates</text:span></text:span><text:span text:style-name="T3"> (search for “planner,” “worksheet,” “journal”)</text:span></text:p>
        </text:list-item>
        <text:list-item>
          <text:p text:style-name="P43">Drag and drop the AI-generated content</text:p>
        </text:list-item>
        <text:list-item>
          <text:p text:style-name="P43">Add icons, colors, and your brand name (optional)</text:p>
        </text:list-item>
        <text:list-item>
          <text:p text:style-name="P107"><text:span text:style-name="T3">Export as a </text:span><text:span text:style-name="Strong_20_Emphasis"><text:span text:style-name="T3">PDF for print or digital use</text:span></text:span></text:p>
        </text:list-item>
      </text:list>
      <text:p text:style-name="P29">Tip: Keep the design simple and easy to read. Look at top Etsy products for layout inspiration.</text:p>
      <text:p text:style-name="P1"/>
      <text:h text:style-name="Heading_20_3" text:outline-level="3"><text:span text:style-name="Strong_20_Emphasis"><text:span text:style-name="T3">4. Create a Cover and Product Mockups</text:span></text:span></text:h>
      <text:p text:style-name="Text_20_body"><text:span text:style-name="Strong_20_Emphasis"><text:span text:style-name="T3"/></text:span></text:p>
      <text:p text:style-name="Text_20_body"><text:span text:style-name="T3">Your product needs to </text:span><text:span text:style-name="Strong_20_Emphasis"><text:span text:style-name="T3">look great in search results</text:span></text:span><text:span text:style-name="T3">. Canva can also help you create:</text:span></text:p>
      <text:list xml:id="list1283787753" text:style-name="L16">
        <text:list-item>
          <text:p text:style-name="P44">A thumbnail image for Etsy</text:p>
        </text:list-item>
        <text:list-item>
          <text:p text:style-name="P44">A cover page for your PDF</text:p>
        </text:list-item>
        <text:list-item>
          <text:p text:style-name="P44">Mockups showing the pages</text:p>
        </text:list-item>
      </text:list>
      <text:p text:style-name="P29">Use this prompt in ChatGPT:</text:p>
      <text:p text:style-name="P8">💬 “What are 5 marketing titles and subtitles for a printable [product] designed to help [audience] solve [problem]?”</text:p>
      <text:p text:style-name="P1"/>
      <text:h text:style-name="Heading_20_3" text:outline-level="3"><text:span text:style-name="Strong_20_Emphasis"><text:span text:style-name="T3">5. Upload and Publish</text:span></text:span></text:h>
      <text:p text:style-name="Text_20_body"><text:span text:style-name="Strong_20_Emphasis"><text:span text:style-name="T3"/></text:span></text:p>
      <text:p text:style-name="P29">Choose your platform and list your product:</text:p>
      <text:list xml:id="list3892822389" text:style-name="L17">
        <text:list-item>
          <text:p text:style-name="P45">Title and description (use SEO keywords)</text:p>
        </text:list-item>
        <text:list-item>
          <text:p text:style-name="P45">Upload your PDF</text:p>
        </text:list-item>
        <text:list-item>
          <text:p text:style-name="P45">Set a price: $3–$10 is a great starting point</text:p>
        </text:list-item>
        <text:list-item>
          <text:p text:style-name="P45">Add relevant tags and categories</text:p>
        </text:list-item>
        <text:list-item>
          <text:p text:style-name="P45">Write a strong description (you can use ChatGPT for this too)</text:p>
        </text:list-item>
      </text:list>
      <text:p text:style-name="P8">“Write a persuasive Etsy product description for a printable ADHD habit tracker with 10 daily tasks and a weekly review page.”</text:p>
      <text:p text:style-name="P1"><text:soft-page-break/></text:p>
      <text:h text:style-name="P4" text:outline-level="2">Bonus Tip: Bundle Products to Make More</text:h>
      <text:p text:style-name="P32"/>
      <text:p text:style-name="P29">People love bundles. If you create:</text:p>
      <text:list xml:id="list2573823577" text:style-name="L18">
        <text:list-item>
          <text:p text:style-name="P46">3 planners</text:p>
        </text:list-item>
        <text:list-item>
          <text:p text:style-name="P46">3 worksheets</text:p>
        </text:list-item>
        <text:list-item>
          <text:p text:style-name="P46">3 journals</text:p>
        </text:list-item>
      </text:list>
      <text:p text:style-name="P29">…you can combine them and sell at a higher price. This is a great way to scale your income fast.</text:p>
      <text:p text:style-name="P1"/>
      <text:h text:style-name="P4" text:outline-level="2">Mistakes to Avoid</text:h>
      <text:p text:style-name="P32"/>
      <text:list xml:id="list2764347497" text:style-name="L19">
        <text:list-item>
          <text:p text:style-name="P47">Don’t use copyrighted designs (like Disney, brands, etc.)</text:p>
        </text:list-item>
        <text:list-item>
          <text:p text:style-name="P47">Don’t upload low-quality or untested products — test your own files!</text:p>
        </text:list-item>
        <text:list-item>
          <text:p text:style-name="P47">Don’t overcomplicate — simple products with clear value sell best</text:p>
        </text:list-item>
        <text:list-item>
          <text:p text:style-name="P47">Don’t expect overnight sales — give it 1–2 weeks and update if needed</text:p>
        </text:list-item>
      </text:list>
      <text:p text:style-name="P1"/>
      <text:h text:style-name="P4" text:outline-level="2">Realistic Expectations</text:h>
      <text:p text:style-name="P32"/>
      <text:p text:style-name="Text_20_body"><text:span text:style-name="T3">Most products start slow — one sale here, one there. But over time, they build up. One well-designed digital product can sell </text:span><text:span text:style-name="Strong_20_Emphasis"><text:span text:style-name="T3">hundreds of times</text:span></text:span><text:span text:style-name="T3"> with no extra work.</text:span></text:p>
      <text:p text:style-name="P29">And once you make one… you can make dozens.</text:p>
      <text:p text:style-name="P31"/>
      <text:h text:style-name="P19" text:outline-level="1"><text:span text:style-name="Strong_20_Emphasis"><text:span text:style-name="T3"/></text:span></text:h>
      <text:h text:style-name="P24" text:outline-level="1"><text:span text:style-name="Strong_20_Emphasis"><text:span text:style-name="T1">Chapter 3: Start a Blog or Niche Website </text:span></text:span></text:h>
      <text:h text:style-name="P16" text:outline-level="1"><text:span text:style-name="Strong_20_Emphasis"><text:span text:style-name="T1">(And Let AI Write It for You)</text:span></text:span></text:h>
      <text:p text:style-name="P27"><text:span text:style-name="Strong_20_Emphasis"><text:span text:style-name="T4"/></text:span></text:p>
      <text:p text:style-name="P29">Blogging used to be hard.</text:p>
      <text:p text:style-name="P29">You had to spend hours writing articles, researching keywords, learning SEO, and formatting posts — all before even earning a single cent.</text:p>
      <text:p text:style-name="P29">But now, with ChatGPT and other AI tools, you can launch a profitable niche blog in a weekend. You don’t need to be a writer or tech expert — just pick a good topic and let AI help you fill your blog with content, fast.</text:p>
      <text:p text:style-name="P1"/>
      <text:h text:style-name="P4" text:outline-level="2">Why a Blog Is a Powerful Side Hustle</text:h>
      <text:p text:style-name="P32"/>
      <text:list xml:id="list1779181752" text:style-name="L20">
        <text:list-item>
          <text:p text:style-name="P108"><text:span text:style-name="Strong_20_Emphasis"><text:span text:style-name="T3">It’s your own platform</text:span></text:span><text:span text:style-name="T3"> — no algorithm risk like social media</text:span></text:p>
        </text:list-item>
        <text:list-item>
          <text:p text:style-name="P108"><text:span text:style-name="Strong_20_Emphasis"><text:span text:style-name="T3">Multiple ways to make money:</text:span></text:span><text:span text:style-name="T3"> ads, affiliate links, product sales</text:span></text:p>
        </text:list-item>
        <text:list-item>
          <text:p text:style-name="P108"><text:span text:style-name="Strong_20_Emphasis"><text:span text:style-name="T3">Builds long-term passive income</text:span></text:span></text:p>
        </text:list-item>
        <text:list-item>
          <text:p text:style-name="P108"><text:span text:style-name="Strong_20_Emphasis"><text:span text:style-name="T3">AI reduces 80% of the work</text:span></text:span></text:p>
        </text:list-item>
      </text:list>
      <text:p text:style-name="P29">Plus, a blog is a great base for other side hustles (like selling eBooks or courses later).</text:p>
      <text:p text:style-name="P1"/>
      <text:h text:style-name="P4" text:outline-level="2">How Blogs Make Money</text:h>
      <text:p text:style-name="P29"/>
      <text:p text:style-name="P29">You can earn from your blog in several ways:</text:p>
      <text:list xml:id="list2291104915" text:style-name="L21">
        <text:list-item>
          <text:p text:style-name="P109"><text:span text:style-name="Strong_20_Emphasis"><text:span text:style-name="T3">Display ads</text:span></text:span><text:span text:style-name="T3"> (like Google AdSense or Ezoic)</text:span></text:p>
        </text:list-item>
        <text:list-item>
          <text:p text:style-name="P109"><text:span text:style-name="Strong_20_Emphasis"><text:span text:style-name="T3">Affiliate marketing</text:span></text:span><text:span text:style-name="T3"> (promote products &amp; earn commissions)</text:span></text:p>
        </text:list-item>
        <text:list-item>
          <text:p text:style-name="P109"><text:span text:style-name="Strong_20_Emphasis"><text:span text:style-name="T3">Sell digital products</text:span></text:span><text:span text:style-name="T3"> (eBooks, templates, printables)</text:span></text:p>
        </text:list-item>
        <text:list-item>
          <text:p text:style-name="P109"><text:span text:style-name="Strong_20_Emphasis"><text:span text:style-name="T3">Email list monetization</text:span></text:span><text:span text:style-name="T3"> (newsletters, offers)</text:span></text:p>
        </text:list-item>
        <text:list-item>
          <text:p text:style-name="P109"><text:span text:style-name="Strong_20_Emphasis"><text:span text:style-name="T3">Sponsored posts</text:span></text:span><text:span text:style-name="T3"> (companies pay you to mention them)</text:span></text:p>
        </text:list-item>
      </text:list>
      <text:p text:style-name="P29">You don’t need all of these to start — even one income stream can bring in hundreds per month over time.</text:p>
      <text:p text:style-name="P1"/>
      <text:h text:style-name="P4" text:outline-level="2"><text:soft-page-break/>Tools You Need (Most Are Free)</text:h>
      <text:p text:style-name="P32"/>
      <text:list xml:id="list2464743650" text:style-name="L22">
        <text:list-item>
          <text:p text:style-name="P110"><text:span text:style-name="Strong_20_Emphasis"><text:span text:style-name="T3">ChatGPT</text:span></text:span><text:span text:style-name="T3"> – to write content</text:span></text:p>
        </text:list-item>
        <text:list-item>
          <text:p text:style-name="P110"><text:span text:style-name="Strong_20_Emphasis"><text:span text:style-name="T3">Google Trends / Answer the Public</text:span></text:span><text:span text:style-name="T3"> – to find blog topics</text:span></text:p>
        </text:list-item>
        <text:list-item>
          <text:p text:style-name="P110"><text:span text:style-name="Strong_20_Emphasis"><text:span text:style-name="T3">WordPress.com</text:span></text:span><text:span text:style-name="T3"> (or Blogger, or Medium) – to build your blog</text:span></text:p>
        </text:list-item>
        <text:list-item>
          <text:p text:style-name="P110"><text:span text:style-name="Strong_20_Emphasis"><text:span text:style-name="T3">Canva</text:span></text:span><text:span text:style-name="T3"> – to design blog graphics</text:span></text:p>
        </text:list-item>
        <text:list-item>
          <text:p text:style-name="P110"><text:span text:style-name="T3">(Optional) </text:span><text:span text:style-name="Strong_20_Emphasis"><text:span text:style-name="T3">Grammarly</text:span></text:span><text:span text:style-name="T3"> – for editing</text:span></text:p>
        </text:list-item>
      </text:list>
      <text:p text:style-name="P1"/>
      <text:h text:style-name="P5" text:outline-level="2">Step-by-Step: Build an AI-Powered Blog</text:h>
      <text:h text:style-name="Heading_20_3" text:outline-level="3"><text:span text:style-name="Strong_20_Emphasis"><text:span text:style-name="T3"/></text:span></text:h>
      <text:h text:style-name="Heading_20_3" text:outline-level="3"><text:span text:style-name="Strong_20_Emphasis"><text:span text:style-name="T3">1. Choose a Blog Niche</text:span></text:span></text:h>
      <text:p text:style-name="Text_20_body"><text:span text:style-name="Strong_20_Emphasis"><text:span text:style-name="T3"/></text:span></text:p>
      <text:p text:style-name="P29">Pick a topic that:</text:p>
      <text:list xml:id="list3732493626" text:style-name="L23">
        <text:list-item>
          <text:p text:style-name="P48">You’re interested in</text:p>
        </text:list-item>
        <text:list-item>
          <text:p text:style-name="P48">People search for</text:p>
        </text:list-item>
        <text:list-item>
          <text:p text:style-name="P48">Has low to medium competition</text:p>
        </text:list-item>
      </text:list>
      <text:p text:style-name="P29">Popular niches with demand:</text:p>
      <text:list xml:id="list2799625713" text:style-name="L24">
        <text:list-item>
          <text:p text:style-name="P49">Productivity or personal development</text:p>
        </text:list-item>
        <text:list-item>
          <text:p text:style-name="P49">AI and tech tools</text:p>
        </text:list-item>
        <text:list-item>
          <text:p text:style-name="P49">Side hustles and online business</text:p>
        </text:list-item>
        <text:list-item>
          <text:p text:style-name="P49">Health or wellness (non-medical advice)</text:p>
        </text:list-item>
        <text:list-item>
          <text:p text:style-name="P49">Hobbies (gardening, journaling, minimalism)</text:p>
        </text:list-item>
        <text:list-item>
          <text:p text:style-name="P49">Parenting or relationships</text:p>
        </text:list-item>
        <text:list-item>
          <text:p text:style-name="P49">Student life or study tips</text:p>
        </text:list-item>
      </text:list>
      <text:p text:style-name="P8">ChatGPT Prompt:<text:line-break/>“List 10 low-competition blog niche ideas with consistent search demand and monetization potential.”</text:p>
      <text:p text:style-name="Text_20_body"><text:span text:style-name="T3">Check with </text:span><text:span text:style-name="Strong_20_Emphasis"><text:span text:style-name="T3">Google Trends</text:span></text:span><text:span text:style-name="T3"> to see if your topic is growing.</text:span></text:p>
      <text:p text:style-name="P1"/>
      <text:h text:style-name="Heading_20_3" text:outline-level="3"><text:soft-page-break/><text:span text:style-name="Strong_20_Emphasis"><text:span text:style-name="T3">2. Set Up a Free Blog</text:span></text:span></text:h>
      <text:p text:style-name="Text_20_body"><text:span text:style-name="Strong_20_Emphasis"><text:span text:style-name="T3"/></text:span></text:p>
      <text:p text:style-name="P29">You can start with:</text:p>
      <text:list xml:id="list1800858640" text:style-name="L25">
        <text:list-item>
          <text:p text:style-name="P111"><text:span text:style-name="Strong_20_Emphasis"><text:span text:style-name="T3">WordPress.com</text:span></text:span><text:span text:style-name="T3"> (easiest and customizable)</text:span></text:p>
        </text:list-item>
        <text:list-item>
          <text:p text:style-name="P111"><text:span text:style-name="Strong_20_Emphasis"><text:span text:style-name="T3">Medium.com</text:span></text:span><text:span text:style-name="T3"> (less setup, built-in audience)</text:span></text:p>
        </text:list-item>
        <text:list-item>
          <text:p text:style-name="P111"><text:span text:style-name="Strong_20_Emphasis"><text:span text:style-name="T3">Blogger.com</text:span></text:span><text:span text:style-name="T3"> (Google’s platform, simple to use)</text:span></text:p>
        </text:list-item>
      </text:list>
      <text:p text:style-name="Text_20_body"><text:span text:style-name="T3">Later, if your blog grows, you can upgrade to your own domain (like </text:span><text:span text:style-name="Source_20_Text"><text:span text:style-name="T3">myblog.com</text:span></text:span><text:span text:style-name="T3">).</text:span></text:p>
      <text:p text:style-name="P1"/>
      <text:h text:style-name="Heading_20_3" text:outline-level="3"><text:span text:style-name="Strong_20_Emphasis"><text:span text:style-name="T3">3. Create a Blog Content Plan</text:span></text:span></text:h>
      <text:p text:style-name="Text_20_body"><text:span text:style-name="Strong_20_Emphasis"><text:span text:style-name="T3"/></text:span></text:p>
      <text:p text:style-name="P29">You want to publish 5–10 solid blog posts to get started.</text:p>
      <text:p text:style-name="P8">Prompt:<text:line-break/>“Give me 10 blog post ideas for a blog about [topic] that solve real problems and attract traffic.”</text:p>
      <text:p text:style-name="P29">Then, use this to write each article:</text:p>
      <text:p text:style-name="P8">Prompt:<text:line-break/>“Write a 1,000-word blog post titled ‘[title]’ for beginners. Use clear headings, a friendly tone, and easy-to-understand language.”</text:p>
      <text:p text:style-name="P29">You can customize the results, add your own tips, and check for grammar before publishing.</text:p>
      <text:p text:style-name="P1"/>
      <text:h text:style-name="Heading_20_3" text:outline-level="3"><text:span text:style-name="Strong_20_Emphasis"><text:span text:style-name="T3">4. Add Graphics and Formatting</text:span></text:span></text:h>
      <text:p text:style-name="Text_20_body"><text:span text:style-name="Strong_20_Emphasis"><text:span text:style-name="T3"/></text:span></text:p>
      <text:p text:style-name="Text_20_body"><text:span text:style-name="T3">Use </text:span><text:span text:style-name="Strong_20_Emphasis"><text:span text:style-name="T3">Canva</text:span></text:span><text:span text:style-name="T3"> to make:</text:span></text:p>
      <text:list xml:id="list3775422884" text:style-name="L26">
        <text:list-item>
          <text:p text:style-name="P50">Blog headers</text:p>
        </text:list-item>
        <text:list-item>
          <text:p text:style-name="P50">Pinterest pins</text:p>
        </text:list-item>
        <text:list-item>
          <text:p text:style-name="P50">Infographics</text:p>
        </text:list-item>
        <text:list-item>
          <text:p text:style-name="P50">Email opt-in graphics (e.g. “free checklist”)</text:p>
        </text:list-item>
      </text:list>
      <text:p text:style-name="P29">Keep your design clean and mobile-friendly. Most readers are on their phones.</text:p>
      <text:p text:style-name="P1"/>
      <text:h text:style-name="Heading_20_3" text:outline-level="3"><text:span text:style-name="Strong_20_Emphasis"><text:span text:style-name="T3">5. Start Getting Traffic (Free Methods)</text:span></text:span></text:h>
      <text:p text:style-name="Text_20_body"><text:span text:style-name="Strong_20_Emphasis"><text:span text:style-name="T3"/></text:span></text:p>
      <text:p text:style-name="P29">You don’t need to pay for ads. Try:</text:p>
      <text:list xml:id="list3338870105" text:style-name="L27">
        <text:list-item>
          <text:p text:style-name="P112"><text:soft-page-break/><text:span text:style-name="Strong_20_Emphasis"><text:span text:style-name="T3">Pinterest</text:span></text:span><text:span text:style-name="T3"> – post 2–3 pins per blog article</text:span></text:p>
        </text:list-item>
        <text:list-item>
          <text:p text:style-name="P112"><text:span text:style-name="Strong_20_Emphasis"><text:span text:style-name="T3">Quora</text:span></text:span><text:span text:style-name="T3"> – answer questions and link back to your blog</text:span></text:p>
        </text:list-item>
        <text:list-item>
          <text:p text:style-name="P112"><text:span text:style-name="Strong_20_Emphasis"><text:span text:style-name="T3">Reddit</text:span></text:span><text:span text:style-name="T3"> – join subreddits in your niche (don’t spam)</text:span></text:p>
        </text:list-item>
        <text:list-item>
          <text:p text:style-name="P112"><text:span text:style-name="Strong_20_Emphasis"><text:span text:style-name="T3">Facebook groups</text:span></text:span><text:span text:style-name="T3"> – join and provide value</text:span></text:p>
        </text:list-item>
        <text:list-item>
          <text:p text:style-name="P112"><text:span text:style-name="Strong_20_Emphasis"><text:span text:style-name="T3">SEO (Search Engine Optimization)</text:span></text:span><text:span text:style-name="T3"> – include keywords in your titles and headers</text:span></text:p>
        </text:list-item>
      </text:list>
      <text:p text:style-name="P8">Prompt:<text:line-break/>“Give me a list of 10 low-competition SEO keywords for a blog about [your niche] with high search volume.”</text:p>
      <text:p text:style-name="P1"/>
      <text:h text:style-name="P7" text:outline-level="2">Bonus Tip: Add Affiliate Links</text:h>
      <text:p text:style-name="P30"/>
      <text:p text:style-name="P29">Once your blog has helpful posts, start recommending tools, books, or products — and sign up for affiliate programs. You get paid when someone clicks your link and buys.</text:p>
      <text:p text:style-name="P29">Popular affiliate sites:</text:p>
      <text:list xml:id="list2097486877" text:style-name="L28">
        <text:list-item>
          <text:p text:style-name="P113"><text:span text:style-name="Strong_20_Emphasis"><text:span text:style-name="T3">Amazon Associates</text:span></text:span></text:p>
        </text:list-item>
        <text:list-item>
          <text:p text:style-name="P113"><text:span text:style-name="Strong_20_Emphasis"><text:span text:style-name="T3">PartnerStack</text:span></text:span><text:span text:style-name="T3"> (for software tools)</text:span></text:p>
        </text:list-item>
        <text:list-item>
          <text:p text:style-name="P113"><text:span text:style-name="Strong_20_Emphasis"><text:span text:style-name="T3">ShareASale</text:span></text:span><text:span text:style-name="T3"> and </text:span><text:span text:style-name="Strong_20_Emphasis"><text:span text:style-name="T3">CJ Affiliate</text:span></text:span></text:p>
        </text:list-item>
        <text:list-item>
          <text:p text:style-name="P113"><text:span text:style-name="Strong_20_Emphasis"><text:span text:style-name="T3">Gumroad affiliate programs</text:span></text:span></text:p>
        </text:list-item>
      </text:list>
      <text:p text:style-name="P1"/>
      <text:h text:style-name="P4" text:outline-level="2">Mistakes to Avoid</text:h>
      <text:p text:style-name="P32"/>
      <text:list xml:id="list2324674107" text:style-name="L29">
        <text:list-item>
          <text:p text:style-name="P51">Don’t copy other blogs — always rewrite in your own tone</text:p>
        </text:list-item>
        <text:list-item>
          <text:p text:style-name="P51">Don’t expect fast results — SEO takes time</text:p>
        </text:list-item>
        <text:list-item>
          <text:p text:style-name="P51">Don’t chase too many topics — stick to one niche</text:p>
        </text:list-item>
        <text:list-item>
          <text:p text:style-name="P51">Don’t skip quality — even with AI, good editing matters</text:p>
        </text:list-item>
      </text:list>
      <text:p text:style-name="P1"/>
      <text:h text:style-name="P4" text:outline-level="2">Realistic Timeline</text:h>
      <text:p text:style-name="P32"/>
      <text:list xml:id="list4011209634" text:style-name="L30">
        <text:list-item>
          <text:p text:style-name="P114"><text:span text:style-name="Strong_20_Emphasis"><text:span text:style-name="T3">Week 1:</text:span></text:span><text:span text:style-name="T3"> Pick your niche and set up your blog</text:span></text:p>
        </text:list-item>
        <text:list-item>
          <text:p text:style-name="P114"><text:span text:style-name="Strong_20_Emphasis"><text:span text:style-name="T3">Week 2–4:</text:span></text:span><text:span text:style-name="T3"> Publish 5+ AI-powered articles</text:span></text:p>
        </text:list-item>
        <text:list-item>
          <text:p text:style-name="P114"><text:soft-page-break/><text:span text:style-name="Strong_20_Emphasis"><text:span text:style-name="T3">Month 2:</text:span></text:span><text:span text:style-name="T3"> Start promoting and applying for affiliate programs</text:span></text:p>
        </text:list-item>
        <text:list-item>
          <text:p text:style-name="P114"><text:span text:style-name="Strong_20_Emphasis"><text:span text:style-name="T3">Month 3+:</text:span></text:span><text:span text:style-name="T3"> Monetize with ads, products, or sponsors</text:span></text:p>
        </text:list-item>
      </text:list>
      <text:p text:style-name="Text_20_body"><text:span text:style-name="T3">Blogging takes longer to grow — but it's one of the most </text:span><text:span text:style-name="Strong_20_Emphasis"><text:span text:style-name="T3">scalable</text:span></text:span><text:span text:style-name="T3"> side hustles you can start with almost no money.</text:span></text:p>
      <text:p text:style-name="P31"/>
      <text:h text:style-name="P18" text:outline-level="1"><text:span text:style-name="Strong_20_Emphasis"><text:span text:style-name="T1"/></text:span></text:h>
      <text:h text:style-name="P24" text:outline-level="1"><text:span text:style-name="Strong_20_Emphasis"><text:span text:style-name="T1">Chapter 4: Offer Freelance Services Using ChatGPT </text:span></text:span></text:h>
      <text:h text:style-name="P16" text:outline-level="1"><text:span text:style-name="Strong_20_Emphasis"><text:span text:style-name="T1">(Make Money by Helping Others)</text:span></text:span></text:h>
      <text:p text:style-name="P27"><text:span text:style-name="Strong_20_Emphasis"><text:span text:style-name="T3"/></text:span></text:p>
      <text:p text:style-name="P29">Freelancing is one of the fastest ways to start making money online. Instead of building your own product or website, you sell your skills — or in this case, your ability to use AI tools like ChatGPT to help clients.</text:p>
      <text:p text:style-name="P1"/>
      <text:h text:style-name="P4" text:outline-level="2">Why Freelancing with AI Works So Well</text:h>
      <text:p text:style-name="P32"/>
      <text:list xml:id="list3897046870" text:style-name="L31">
        <text:list-item>
          <text:p text:style-name="P52">Businesses and entrepreneurs need content, emails, social media posts, and more — but don’t have time.</text:p>
        </text:list-item>
        <text:list-item>
          <text:p text:style-name="P52">You can deliver high-quality work faster using AI.</text:p>
        </text:list-item>
        <text:list-item>
          <text:p text:style-name="P52">No startup costs or inventory.</text:p>
        </text:list-item>
        <text:list-item>
          <text:p text:style-name="P52">You can work from anywhere, anytime.</text:p>
        </text:list-item>
      </text:list>
      <text:p text:style-name="P1"/>
      <text:h text:style-name="P4" text:outline-level="2">Types of Freelance Services You Can Offer with ChatGPT</text:h>
      <text:p text:style-name="P32"/>
      <text:list xml:id="list2240510942" text:style-name="L32">
        <text:list-item>
          <text:p text:style-name="P115"><text:span text:style-name="Strong_20_Emphasis"><text:span text:style-name="T3">Content writing:</text:span></text:span><text:span text:style-name="T3"> blog posts, articles, product descriptions</text:span></text:p>
        </text:list-item>
        <text:list-item>
          <text:p text:style-name="P115"><text:span text:style-name="Strong_20_Emphasis"><text:span text:style-name="T3">Social media management:</text:span></text:span><text:span text:style-name="T3"> post captions, schedules, engagement replies</text:span></text:p>
        </text:list-item>
        <text:list-item>
          <text:p text:style-name="P115"><text:span text:style-name="Strong_20_Emphasis"><text:span text:style-name="T3">Email marketing:</text:span></text:span><text:span text:style-name="T3"> write newsletters, sales emails, drip sequences</text:span></text:p>
        </text:list-item>
        <text:list-item>
          <text:p text:style-name="P115"><text:span text:style-name="Strong_20_Emphasis"><text:span text:style-name="T3">SEO content creation:</text:span></text:span><text:span text:style-name="T3"> keyword research and optimized copy</text:span></text:p>
        </text:list-item>
        <text:list-item>
          <text:p text:style-name="P115"><text:span text:style-name="Strong_20_Emphasis"><text:span text:style-name="T3">Resume and cover letter writing</text:span></text:span></text:p>
        </text:list-item>
        <text:list-item>
          <text:p text:style-name="P115"><text:span text:style-name="Strong_20_Emphasis"><text:span text:style-name="T3">Editing and proofreading</text:span></text:span></text:p>
        </text:list-item>
        <text:list-item>
          <text:p text:style-name="P115"><text:span text:style-name="Strong_20_Emphasis"><text:span text:style-name="T3">Scriptwriting:</text:span></text:span><text:span text:style-name="T3"> YouTube, podcasts, ads</text:span></text:p>
        </text:list-item>
        <text:list-item>
          <text:p text:style-name="P115"><text:span text:style-name="Strong_20_Emphasis"><text:span text:style-name="T3">Chatbot development and automation</text:span></text:span><text:span text:style-name="T3"> (advanced)</text:span></text:p>
        </text:list-item>
      </text:list>
      <text:p text:style-name="P1"/>
      <text:h text:style-name="P7" text:outline-level="2"><text:soft-page-break/>Step-by-Step: How to Get Started as a Freelance AI-Powered Writer</text:h>
      <text:h text:style-name="Heading_20_3" text:outline-level="3"><text:span text:style-name="Strong_20_Emphasis"><text:span text:style-name="T3"/></text:span></text:h>
      <text:h text:style-name="Heading_20_3" text:outline-level="3"><text:span text:style-name="Strong_20_Emphasis"><text:span text:style-name="T3">1. Choose Your Service</text:span></text:span></text:h>
      <text:p text:style-name="Text_20_body"><text:span text:style-name="Strong_20_Emphasis"><text:span text:style-name="T3"/></text:span></text:p>
      <text:p text:style-name="P29">Start with something simple that you feel comfortable with. For example, writing blog posts or social media captions.</text:p>
      <text:p text:style-name="P8">Prompt for ideas:<text:line-break/>“List 10 freelance writing services I can offer to small businesses using ChatGPT.”</text:p>
      <text:p text:style-name="P1"/>
      <text:h text:style-name="Heading_20_3" text:outline-level="3"><text:span text:style-name="Strong_20_Emphasis"><text:span text:style-name="T3">2. Create Sample Work</text:span></text:span></text:h>
      <text:p text:style-name="Text_20_body"><text:span text:style-name="Strong_20_Emphasis"><text:span text:style-name="T3"/></text:span></text:p>
      <text:p text:style-name="P29">Use ChatGPT to create examples of your work. For instance:</text:p>
      <text:list xml:id="list1056412885" text:style-name="L33">
        <text:list-item>
          <text:p text:style-name="P53">Write a blog post draft on a popular topic in your niche.</text:p>
        </text:list-item>
        <text:list-item>
          <text:p text:style-name="P53">Create social media captions for a sample business.</text:p>
        </text:list-item>
        <text:list-item>
          <text:p text:style-name="P53">Write an email newsletter sequence.</text:p>
        </text:list-item>
      </text:list>
      <text:p text:style-name="P29">This builds your portfolio even if you have no clients yet.</text:p>
      <text:p text:style-name="P1"/>
      <text:h text:style-name="Heading_20_3" text:outline-level="3"><text:span text:style-name="Strong_20_Emphasis"><text:span text:style-name="T3">3. Set Up Profiles on Freelance Platforms</text:span></text:span></text:h>
      <text:p text:style-name="Text_20_body"><text:span text:style-name="Strong_20_Emphasis"><text:span text:style-name="T3"/></text:span></text:p>
      <text:p text:style-name="P29">Create accounts on:</text:p>
      <text:list xml:id="list1910579341" text:style-name="L34">
        <text:list-item>
          <text:p text:style-name="P116"><text:span text:style-name="Strong_20_Emphasis"><text:span text:style-name="T3">Upwork</text:span></text:span></text:p>
        </text:list-item>
        <text:list-item>
          <text:p text:style-name="P116"><text:span text:style-name="Strong_20_Emphasis"><text:span text:style-name="T3">Fiverr</text:span></text:span></text:p>
        </text:list-item>
        <text:list-item>
          <text:p text:style-name="P116"><text:span text:style-name="Strong_20_Emphasis"><text:span text:style-name="T3">Freelancer.com</text:span></text:span></text:p>
        </text:list-item>
        <text:list-item>
          <text:p text:style-name="P116"><text:span text:style-name="Strong_20_Emphasis"><text:span text:style-name="T3">PeoplePerHour</text:span></text:span></text:p>
        </text:list-item>
      </text:list>
      <text:p text:style-name="P29">Make your profile clear and professional. Include your AI skills and sample work.</text:p>
      <text:p text:style-name="P1"/>
      <text:h text:style-name="Heading_20_3" text:outline-level="3"><text:span text:style-name="Strong_20_Emphasis"><text:span text:style-name="T3">4. Write Strong Proposals</text:span></text:span></text:h>
      <text:p text:style-name="Text_20_body"><text:span text:style-name="Strong_20_Emphasis"><text:span text:style-name="T3"/></text:span></text:p>
      <text:p text:style-name="P29">When applying for jobs, personalize your proposals:</text:p>
      <text:p text:style-name="P8"><text:soft-page-break/>“Hi [Client], I’m skilled in using ChatGPT to quickly produce high-quality content that fits your brand voice. Here’s a sample of my work…”</text:p>
      <text:p text:style-name="P29">Use ChatGPT to help craft these proposals as well.</text:p>
      <text:p text:style-name="P1"/>
      <text:h text:style-name="Heading_20_3" text:outline-level="3"><text:span text:style-name="Strong_20_Emphasis"><text:span text:style-name="T3">5. Deliver &amp; Get Reviews</text:span></text:span></text:h>
      <text:p text:style-name="Text_20_body"><text:span text:style-name="Strong_20_Emphasis"><text:span text:style-name="T3"/></text:span></text:p>
      <text:list xml:id="list1554238887" text:style-name="L35">
        <text:list-item>
          <text:p text:style-name="P54">Use ChatGPT to draft your work, then proofread and customize it.</text:p>
        </text:list-item>
        <text:list-item>
          <text:p text:style-name="P54">Meet deadlines and communicate well.</text:p>
        </text:list-item>
        <text:list-item>
          <text:p text:style-name="P54">Ask happy clients for reviews and referrals.</text:p>
        </text:list-item>
      </text:list>
      <text:p text:style-name="P29">Good reviews help you get more clients faster.</text:p>
      <text:p text:style-name="P1"/>
      <text:h text:style-name="P4" text:outline-level="2">How to Price Your Services</text:h>
      <text:p text:style-name="P32"/>
      <text:list xml:id="list2657341311" text:style-name="L36">
        <text:list-item>
          <text:p text:style-name="P55">Start with competitive rates (e.g., $5–$15 per blog post or social media package)</text:p>
        </text:list-item>
        <text:list-item>
          <text:p text:style-name="P55">Raise your prices as you get experience and reviews</text:p>
        </text:list-item>
        <text:list-item>
          <text:p text:style-name="P55">Offer packages (e.g., 5 blog posts for $60)</text:p>
        </text:list-item>
      </text:list>
      <text:p text:style-name="P1"/>
      <text:h text:style-name="P4" text:outline-level="2">Avoid These Freelance Pitfalls</text:h>
      <text:p text:style-name="P32"/>
      <text:list xml:id="list2144824095" text:style-name="L37">
        <text:list-item>
          <text:p text:style-name="P56">Don’t rely 100% on AI without editing</text:p>
        </text:list-item>
        <text:list-item>
          <text:p text:style-name="P56">Don’t overpromise on turnaround times</text:p>
        </text:list-item>
        <text:list-item>
          <text:p text:style-name="P56">Avoid undercharging to “just get started” — value your time</text:p>
        </text:list-item>
        <text:list-item>
          <text:p text:style-name="P56">Don’t ghost clients — communication is key</text:p>
        </text:list-item>
      </text:list>
      <text:p text:style-name="P1"/>
      <text:h text:style-name="P4" text:outline-level="2">Tips to Grow Your Freelance Business</text:h>
      <text:p text:style-name="P32"/>
      <text:list xml:id="list2403672806" text:style-name="L38">
        <text:list-item>
          <text:p text:style-name="P57">Niche down: focus on industries you enjoy (tech, health, education)</text:p>
        </text:list-item>
        <text:list-item>
          <text:p text:style-name="P57">Build relationships: long-term clients mean steady income</text:p>
        </text:list-item>
        <text:list-item>
          <text:p text:style-name="P57">Upsell: offer related services, like social media plus email newsletters</text:p>
        </text:list-item>
        <text:list-item>
          <text:p text:style-name="P57"><text:soft-page-break/>Keep learning AI tools that boost your productivity</text:p>
        </text:list-item>
      </text:list>
      <text:p text:style-name="P1"/>
      <text:p text:style-name="P29">Freelancing with ChatGPT is a great way to earn money fast and gain experience using AI professionally. Over time, you can build a solid client base or even transition into creating your own products with the skills you develop.</text:p>
      <text:p text:style-name="P31"/>
      <text:h text:style-name="P18" text:outline-level="1"><text:span text:style-name="Strong_20_Emphasis"><text:span text:style-name="T1"/></text:span></text:h>
      <text:h text:style-name="P24" text:outline-level="1"><text:span text:style-name="Strong_20_Emphasis"><text:span text:style-name="T1">Chapter 5: Launch an AI-Powered Online Course </text:span></text:span></text:h>
      <text:h text:style-name="P16" text:outline-level="1"><text:span text:style-name="Strong_20_Emphasis"><text:span text:style-name="T1">(Teach What You Know with AI Help)</text:span></text:span></text:h>
      <text:p text:style-name="P27"><text:span text:style-name="Strong_20_Emphasis"><text:span text:style-name="T4"/></text:span></text:p>
      <text:p text:style-name="P29">Online courses are booming — and AI tools like ChatGPT make creating them faster, easier, and more affordable than ever. Whether you’re an expert or just passionate about a topic, you can package your knowledge into a course and sell it repeatedly.</text:p>
      <text:p text:style-name="P1"/>
      <text:h text:style-name="P4" text:outline-level="2">Why Online Courses Are a Lucrative Side Hustle</text:h>
      <text:p text:style-name="P32"/>
      <text:list xml:id="list1345110352" text:style-name="L39">
        <text:list-item>
          <text:p text:style-name="P58">High profit margins (create once, sell many times)</text:p>
        </text:list-item>
        <text:list-item>
          <text:p text:style-name="P58">Builds authority and trust in your niche</text:p>
        </text:list-item>
        <text:list-item>
          <text:p text:style-name="P58">Scalable income — no limits on how many students you can enroll</text:p>
        </text:list-item>
        <text:list-item>
          <text:p text:style-name="P58">AI speeds up content creation, quizzes, scripts, and marketing copy</text:p>
        </text:list-item>
        <text:list-item>
          <text:p text:style-name="P58">Variety of platforms make publishing easy (no coding needed)</text:p>
        </text:list-item>
      </text:list>
      <text:p text:style-name="P1"/>
      <text:h text:style-name="P4" text:outline-level="2">Types of Courses You Can Create</text:h>
      <text:p text:style-name="P32"/>
      <text:list xml:id="list3452302474" text:style-name="L40">
        <text:list-item>
          <text:p text:style-name="P117"><text:span text:style-name="Strong_20_Emphasis"><text:span text:style-name="T3">Video-based courses</text:span></text:span><text:span text:style-name="T3"> (record yourself or screen share)</text:span></text:p>
        </text:list-item>
        <text:list-item>
          <text:p text:style-name="P117"><text:span text:style-name="Strong_20_Emphasis"><text:span text:style-name="T3">Text and workbook courses</text:span></text:span><text:span text:style-name="T3"> (PDF guides, exercises)</text:span></text:p>
        </text:list-item>
        <text:list-item>
          <text:p text:style-name="P117"><text:span text:style-name="Strong_20_Emphasis"><text:span text:style-name="T3">Email drip courses</text:span></text:span><text:span text:style-name="T3"> (send lessons over days or weeks)</text:span></text:p>
        </text:list-item>
        <text:list-item>
          <text:p text:style-name="P117"><text:span text:style-name="Strong_20_Emphasis"><text:span text:style-name="T3">Live workshops or webinars</text:span></text:span><text:span text:style-name="T3"> (use AI to prep content)</text:span></text:p>
        </text:list-item>
        <text:list-item>
          <text:p text:style-name="P117"><text:span text:style-name="Strong_20_Emphasis"><text:span text:style-name="T3">Hybrid courses</text:span></text:span><text:span text:style-name="T3"> (combination of the above)</text:span></text:p>
        </text:list-item>
      </text:list>
      <text:p text:style-name="P1"/>
      <text:h text:style-name="P7" text:outline-level="2">Step-by-Step: Create Your AI-Powered Online Course</text:h>
      <text:h text:style-name="Heading_20_3" text:outline-level="3"><text:span text:style-name="Strong_20_Emphasis"><text:span text:style-name="T3"/></text:span></text:h>
      <text:h text:style-name="Heading_20_3" text:outline-level="3"><text:span text:style-name="Strong_20_Emphasis"><text:span text:style-name="T3">1. Pick Your Course Topic</text:span></text:span></text:h>
      <text:p text:style-name="Text_20_body"><text:span text:style-name="Strong_20_Emphasis"><text:span text:style-name="T3"/></text:span></text:p>
      <text:p text:style-name="P29">Choose something that:</text:p>
      <text:list xml:id="list1790623524" text:style-name="L41">
        <text:list-item>
          <text:p text:style-name="P59"><text:soft-page-break/>Solves a clear problem</text:p>
        </text:list-item>
        <text:list-item>
          <text:p text:style-name="P59">You have knowledge or passion for</text:p>
        </text:list-item>
        <text:list-item>
          <text:p text:style-name="P59">Has enough audience demand</text:p>
        </text:list-item>
      </text:list>
      <text:p text:style-name="P29">Example ideas:</text:p>
      <text:list xml:id="list3270352714" text:style-name="L42">
        <text:list-item>
          <text:p text:style-name="P60">How to start a faceless YouTube channel</text:p>
        </text:list-item>
        <text:list-item>
          <text:p text:style-name="P60">Beginner’s guide to ChatGPT for freelancers</text:p>
        </text:list-item>
        <text:list-item>
          <text:p text:style-name="P60">Creating printables with Canva and AI</text:p>
        </text:list-item>
        <text:list-item>
          <text:p text:style-name="P60">Simple budgeting for young adults</text:p>
        </text:list-item>
      </text:list>
      <text:p text:style-name="P8">Prompt for ideas:<text:line-break/>“List 10 profitable online course topics related to AI tools for beginners.”</text:p>
      <text:p text:style-name="P1"/>
      <text:h text:style-name="Heading_20_3" text:outline-level="3"><text:span text:style-name="Strong_20_Emphasis"><text:span text:style-name="T3">2. Outline Your Course Content</text:span></text:span></text:h>
      <text:p text:style-name="Text_20_body"><text:span text:style-name="Strong_20_Emphasis"><text:span text:style-name="T3"/></text:span></text:p>
      <text:p text:style-name="P29">Break down your topic into clear modules and lessons.</text:p>
      <text:p text:style-name="P8">Use ChatGPT:<text:line-break/>“Create a detailed course outline for a beginner’s course on [your topic], including 5 modules and 3 lessons per module.”</text:p>
      <text:p text:style-name="P1"/>
      <text:h text:style-name="Heading_20_3" text:outline-level="3"><text:span text:style-name="Strong_20_Emphasis"><text:span text:style-name="T3">3. Write Your Course Material</text:span></text:span></text:h>
      <text:p text:style-name="Text_20_body"><text:span text:style-name="Strong_20_Emphasis"><text:span text:style-name="T3"/></text:span></text:p>
      <text:p text:style-name="P29">Use AI to draft:</text:p>
      <text:list xml:id="list5608063" text:style-name="L43">
        <text:list-item>
          <text:p text:style-name="P61">Lesson scripts or text content</text:p>
        </text:list-item>
        <text:list-item>
          <text:p text:style-name="P61">Quizzes and assignments</text:p>
        </text:list-item>
        <text:list-item>
          <text:p text:style-name="P61">Downloadable worksheets or templates</text:p>
        </text:list-item>
      </text:list>
      <text:p text:style-name="P29">Example prompt:</text:p>
      <text:p text:style-name="P8">“Write a lesson script explaining [concept] in simple terms for beginners.”</text:p>
      <text:p text:style-name="P1"/>
      <text:h text:style-name="Heading_20_3" text:outline-level="3"><text:span text:style-name="Strong_20_Emphasis"><text:span text:style-name="T3">4. Create Course Media</text:span></text:span></text:h>
      <text:p text:style-name="Text_20_body"><text:span text:style-name="Strong_20_Emphasis"><text:span text:style-name="T3"/></text:span></text:p>
      <text:list xml:id="list2997090672" text:style-name="L44">
        <text:list-item>
          <text:p text:style-name="P62">Record videos using your phone or screen recording software (e.g., Loom, OBS)</text:p>
        </text:list-item>
        <text:list-item>
          <text:p text:style-name="P62">Design PDFs or workbooks with Canva</text:p>
        </text:list-item>
        <text:list-item>
          <text:p text:style-name="P62"><text:soft-page-break/>Use free tools for audio editing (Audacity)</text:p>
        </text:list-item>
      </text:list>
      <text:p text:style-name="P29">You don’t need professional equipment — focus on clarity and value.</text:p>
      <text:p text:style-name="P1"/>
      <text:h text:style-name="Heading_20_3" text:outline-level="3"><text:span text:style-name="Strong_20_Emphasis"><text:span text:style-name="T3">5. Choose a Course Platform</text:span></text:span></text:h>
      <text:p text:style-name="Text_20_body"><text:span text:style-name="Strong_20_Emphasis"><text:span text:style-name="T3"/></text:span></text:p>
      <text:p text:style-name="P29">Some popular platforms include:</text:p>
      <text:list xml:id="list1167573803" text:style-name="L45">
        <text:list-item>
          <text:p text:style-name="P118"><text:span text:style-name="Strong_20_Emphasis"><text:span text:style-name="T3">Teachable</text:span></text:span></text:p>
        </text:list-item>
        <text:list-item>
          <text:p text:style-name="P118"><text:span text:style-name="Strong_20_Emphasis"><text:span text:style-name="T3">Udemy</text:span></text:span></text:p>
        </text:list-item>
        <text:list-item>
          <text:p text:style-name="P118"><text:span text:style-name="Strong_20_Emphasis"><text:span text:style-name="T3">Podia</text:span></text:span></text:p>
        </text:list-item>
        <text:list-item>
          <text:p text:style-name="P118"><text:span text:style-name="Strong_20_Emphasis"><text:span text:style-name="T3">Thinkific</text:span></text:span></text:p>
        </text:list-item>
        <text:list-item>
          <text:p text:style-name="P118"><text:span text:style-name="Strong_20_Emphasis"><text:span text:style-name="T3">Gumroad</text:span></text:span><text:span text:style-name="T3"> (for simple PDF or email courses)</text:span></text:p>
        </text:list-item>
      </text:list>
      <text:p text:style-name="P29">Many platforms offer free plans or trials.</text:p>
      <text:p text:style-name="P1"/>
      <text:h text:style-name="Heading_20_3" text:outline-level="3"><text:span text:style-name="Strong_20_Emphasis"><text:span text:style-name="T3">6. Price and Launch</text:span></text:span></text:h>
      <text:p text:style-name="Text_20_body"><text:span text:style-name="Strong_20_Emphasis"><text:span text:style-name="T3"/></text:span></text:p>
      <text:list xml:id="list619293718" text:style-name="L46">
        <text:list-item>
          <text:p text:style-name="P63">Research competitor prices (usually $20–$200)</text:p>
        </text:list-item>
        <text:list-item>
          <text:p text:style-name="P63">Start with a low price or early-bird discount to get your first students</text:p>
        </text:list-item>
        <text:list-item>
          <text:p text:style-name="P63">Promote via social media, your blog, email list, or freelancing clients</text:p>
        </text:list-item>
      </text:list>
      <text:p text:style-name="P1"/>
      <text:h text:style-name="P6" text:outline-level="2">Bonus Tip: Use AI for Marketing</text:h>
      <text:p text:style-name="P33"/>
      <text:p text:style-name="P29">Generate:</text:p>
      <text:list xml:id="list1589289021" text:style-name="L47">
        <text:list-item>
          <text:p text:style-name="P64">Sales page copy</text:p>
        </text:list-item>
        <text:list-item>
          <text:p text:style-name="P64">Email sequences to nurture leads</text:p>
        </text:list-item>
        <text:list-item>
          <text:p text:style-name="P64">Social media posts</text:p>
        </text:list-item>
        <text:list-item>
          <text:p text:style-name="P64">Webinar scripts</text:p>
        </text:list-item>
      </text:list>
      <text:p text:style-name="P1"/>
      <text:h text:style-name="P4" text:outline-level="2">Avoid These Mistakes</text:h>
      <text:p text:style-name="P32"/>
      <text:list xml:id="list2569813339" text:style-name="L48">
        <text:list-item>
          <text:p text:style-name="P65"><text:soft-page-break/>Don’t make your course too long or complicated</text:p>
        </text:list-item>
        <text:list-item>
          <text:p text:style-name="P65">Avoid information overload; keep lessons bite-sized</text:p>
        </text:list-item>
        <text:list-item>
          <text:p text:style-name="P65">Don’t skip student support — answer questions promptly</text:p>
        </text:list-item>
        <text:list-item>
          <text:p text:style-name="P65">Don’t ignore feedback — improve your course over time</text:p>
        </text:list-item>
      </text:list>
      <text:p text:style-name="P1"/>
      <text:h text:style-name="P4" text:outline-level="2">Realistic Expectations</text:h>
      <text:p text:style-name="P32"/>
      <text:p text:style-name="P29">Launching your first course takes effort upfront but can generate passive income for months or years. Many course creators start earning with just a few sales — focus on providing value and building your reputation.</text:p>
      <text:p text:style-name="P31"/>
      <text:h text:style-name="P17" text:outline-level="1"><text:span text:style-name="Strong_20_Emphasis"><text:span text:style-name="T1"/></text:span></text:h>
      <text:h text:style-name="P23" text:outline-level="1"><text:span text:style-name="Strong_20_Emphasis"><text:span text:style-name="T1">Chapter 6: Create AI-Powered Membership Sites &amp; Communities (Build Recurring Income)</text:span></text:span></text:h>
      <text:p text:style-name="P26"><text:span text:style-name="Strong_20_Emphasis"><text:span text:style-name="T4"/></text:span></text:p>
      <text:p text:style-name="P29">Membership sites and online communities are growing fast because people love exclusive content, support, and networking — especially when it helps them learn or grow a skill.</text:p>
      <text:p text:style-name="P29">By combining AI tools like ChatGPT with a membership model, you can offer ongoing value that keeps members paying month after month.</text:p>
      <text:p text:style-name="P1"/>
      <text:h text:style-name="P4" text:outline-level="2">Why Membership Sites Are Great for Side Hustlers</text:h>
      <text:p text:style-name="P32"/>
      <text:list xml:id="list4214897835" text:style-name="L49">
        <text:list-item>
          <text:p text:style-name="P66">Recurring monthly income = more financial stability</text:p>
        </text:list-item>
        <text:list-item>
          <text:p text:style-name="P66">Builds a loyal audience around your niche or expertise</text:p>
        </text:list-item>
        <text:list-item>
          <text:p text:style-name="P66">Continuous content creation is easier with AI assistance</text:p>
        </text:list-item>
        <text:list-item>
          <text:p text:style-name="P66">Opportunities for upsells, live Q&amp;As, and premium services</text:p>
        </text:list-item>
        <text:list-item>
          <text:p text:style-name="P66">You become a trusted authority in your field</text:p>
        </text:list-item>
      </text:list>
      <text:p text:style-name="P1"/>
      <text:h text:style-name="P4" text:outline-level="2">Types of Membership Models You Can Create</text:h>
      <text:p text:style-name="P32"/>
      <text:list xml:id="list1256320416" text:style-name="L50">
        <text:list-item>
          <text:p text:style-name="P119"><text:span text:style-name="Strong_20_Emphasis"><text:span text:style-name="T3">Exclusive content clubs:</text:span></text:span><text:span text:style-name="T3"> members get weekly AI-generated guides, tutorials, or templates</text:span></text:p>
        </text:list-item>
        <text:list-item>
          <text:p text:style-name="P119"><text:span text:style-name="Strong_20_Emphasis"><text:span text:style-name="T3">Coaching or mastermind groups:</text:span></text:span><text:span text:style-name="T3"> with monthly live sessions + AI-assisted content</text:span></text:p>
        </text:list-item>
        <text:list-item>
          <text:p text:style-name="P119"><text:span text:style-name="Strong_20_Emphasis"><text:span text:style-name="T3">Niche communities:</text:span></text:span><text:span text:style-name="T3"> focused forums or Discord groups with curated AI content</text:span></text:p>
        </text:list-item>
        <text:list-item>
          <text:p text:style-name="P119"><text:span text:style-name="Strong_20_Emphasis"><text:span text:style-name="T3">Hybrid models:</text:span></text:span><text:span text:style-name="T3"> combining content, coaching, and community interaction</text:span></text:p>
        </text:list-item>
      </text:list>
      <text:p text:style-name="P1"/>
      <text:h text:style-name="P7" text:outline-level="2">Step-by-Step: Launch Your AI-Powered Membership</text:h>
      <text:h text:style-name="Heading_20_3" text:outline-level="3"><text:span text:style-name="Strong_20_Emphasis"><text:span text:style-name="T3"/></text:span></text:h>
      <text:h text:style-name="Heading_20_3" text:outline-level="3"><text:span text:style-name="Strong_20_Emphasis"><text:span text:style-name="T3">1. Choose Your Membership Niche &amp; Value</text:span></text:span></text:h>
      <text:p text:style-name="Text_20_body"><text:span text:style-name="Strong_20_Emphasis"><text:span text:style-name="T3"/></text:span></text:p>
      <text:p text:style-name="P29">Pick a niche you know well or are excited about. Decide what members will get:</text:p>
      <text:list xml:id="list465901174" text:style-name="L51">
        <text:list-item>
          <text:p text:style-name="P67">Weekly lessons or tutorials</text:p>
        </text:list-item>
        <text:list-item>
          <text:p text:style-name="P67"><text:soft-page-break/>AI-created cheat sheets, scripts, or templates</text:p>
        </text:list-item>
        <text:list-item>
          <text:p text:style-name="P67">Access to a private group (Discord, Facebook, Slack)</text:p>
        </text:list-item>
        <text:list-item>
          <text:p text:style-name="P67">Live Q&amp;A calls or coaching</text:p>
        </text:list-item>
      </text:list>
      <text:p text:style-name="P8">Prompt:<text:line-break/>“List 10 membership site ideas for niche communities that can use AI-generated content.”</text:p>
      <text:p text:style-name="P1"/>
      <text:h text:style-name="Heading_20_3" text:outline-level="3"><text:span text:style-name="Strong_20_Emphasis"><text:span text:style-name="T3">2. Set Up Your Platform</text:span></text:span></text:h>
      <text:p text:style-name="Text_20_body"><text:span text:style-name="Strong_20_Emphasis"><text:span text:style-name="T3"/></text:span></text:p>
      <text:p text:style-name="P29">Use tools like:</text:p>
      <text:list xml:id="list3993545822" text:style-name="L52">
        <text:list-item>
          <text:p text:style-name="P120"><text:span text:style-name="Strong_20_Emphasis"><text:span text:style-name="T3">Patreon</text:span></text:span><text:span text:style-name="T3"> (easy for creators)</text:span></text:p>
        </text:list-item>
        <text:list-item>
          <text:p text:style-name="P120"><text:span text:style-name="Strong_20_Emphasis"><text:span text:style-name="T3">Memberful</text:span></text:span><text:span text:style-name="T3"> (integrates with WordPress)</text:span></text:p>
        </text:list-item>
        <text:list-item>
          <text:p text:style-name="P120"><text:span text:style-name="Strong_20_Emphasis"><text:span text:style-name="T3">Circle.so</text:span></text:span><text:span text:style-name="T3"> (community + membership features)</text:span></text:p>
        </text:list-item>
        <text:list-item>
          <text:p text:style-name="P120"><text:span text:style-name="Strong_20_Emphasis"><text:span text:style-name="T3">Discord or Slack</text:span></text:span><text:span text:style-name="T3"> (for community interaction)</text:span></text:p>
        </text:list-item>
        <text:list-item>
          <text:p text:style-name="P120"><text:span text:style-name="Strong_20_Emphasis"><text:span text:style-name="T3">Kajabi</text:span></text:span><text:span text:style-name="T3"> or </text:span><text:span text:style-name="Strong_20_Emphasis"><text:span text:style-name="T3">Teachable</text:span></text:span><text:span text:style-name="T3"> (for full-featured membership courses)</text:span></text:p>
        </text:list-item>
      </text:list>
      <text:p text:style-name="P1"/>
      <text:h text:style-name="Heading_20_3" text:outline-level="3"><text:span text:style-name="Strong_20_Emphasis"><text:span text:style-name="T3">3. Create Your Initial Content</text:span></text:span></text:h>
      <text:p text:style-name="Text_20_body"><text:span text:style-name="Strong_20_Emphasis"><text:span text:style-name="T3"/></text:span></text:p>
      <text:p text:style-name="P29">Use ChatGPT to generate:</text:p>
      <text:list xml:id="list2741903787" text:style-name="L53">
        <text:list-item>
          <text:p text:style-name="P68">Welcome guides and onboarding emails</text:p>
        </text:list-item>
        <text:list-item>
          <text:p text:style-name="P68">Weekly or monthly content (articles, tips, scripts)</text:p>
        </text:list-item>
        <text:list-item>
          <text:p text:style-name="P68">Discussion prompts or challenges to engage members</text:p>
        </text:list-item>
        <text:list-item>
          <text:p text:style-name="P68">Templates and downloadable resources</text:p>
        </text:list-item>
      </text:list>
      <text:p text:style-name="P1"/>
      <text:h text:style-name="Heading_20_3" text:outline-level="3"><text:span text:style-name="Strong_20_Emphasis"><text:span text:style-name="T3">4. Price Your Membership</text:span></text:span></text:h>
      <text:p text:style-name="Text_20_body"><text:span text:style-name="Strong_20_Emphasis"><text:span text:style-name="T3"/></text:span></text:p>
      <text:p text:style-name="P29">Start simple:</text:p>
      <text:list xml:id="list275043006" text:style-name="L54">
        <text:list-item>
          <text:p text:style-name="P69">$10–$30 per month for general memberships</text:p>
        </text:list-item>
        <text:list-item>
          <text:p text:style-name="P69">Higher tiers ($50+) for coaching or premium access</text:p>
        </text:list-item>
      </text:list>
      <text:p text:style-name="P29">Offer a free trial or discounted first month to attract members.</text:p>
      <text:p text:style-name="P1"/>
      <text:h text:style-name="Heading_20_3" text:outline-level="3"><text:soft-page-break/><text:span text:style-name="Strong_20_Emphasis"><text:span text:style-name="T3">5. Promote and Grow</text:span></text:span></text:h>
      <text:p text:style-name="Text_20_body"><text:span text:style-name="Strong_20_Emphasis"><text:span text:style-name="T3"/></text:span></text:p>
      <text:list xml:id="list3311377097" text:style-name="L55">
        <text:list-item>
          <text:p text:style-name="P70">Invite your blog readers, course students, or freelance clients</text:p>
        </text:list-item>
        <text:list-item>
          <text:p text:style-name="P70">Use social media and your email list</text:p>
        </text:list-item>
        <text:list-item>
          <text:p text:style-name="P70">Collaborate with influencers or other communities</text:p>
        </text:list-item>
        <text:list-item>
          <text:p text:style-name="P70">Offer exclusive bonuses for early members</text:p>
        </text:list-item>
      </text:list>
      <text:p text:style-name="P1"/>
      <text:h text:style-name="P4" text:outline-level="2">Benefits of Recurring Income</text:h>
      <text:p text:style-name="P32"/>
      <text:list xml:id="list1799547206" text:style-name="L56">
        <text:list-item>
          <text:p text:style-name="P71">Predictable cash flow</text:p>
        </text:list-item>
        <text:list-item>
          <text:p text:style-name="P71">Easier to scale than one-off sales</text:p>
        </text:list-item>
        <text:list-item>
          <text:p text:style-name="P71">Opportunity to upsell and cross-sell other products or services</text:p>
        </text:list-item>
      </text:list>
      <text:p text:style-name="P1"/>
      <text:h text:style-name="P4" text:outline-level="2">Avoid These Mistakes</text:h>
      <text:p text:style-name="P32"/>
      <text:list xml:id="list1367285902" text:style-name="L57">
        <text:list-item>
          <text:p text:style-name="P72">Don’t underdeliver — keep content consistent</text:p>
        </text:list-item>
        <text:list-item>
          <text:p text:style-name="P72">Avoid making members feel ignored — engage regularly</text:p>
        </text:list-item>
        <text:list-item>
          <text:p text:style-name="P72">Don’t overcomplicate — keep your membership easy to navigate</text:p>
        </text:list-item>
        <text:list-item>
          <text:p text:style-name="P72">Don’t forget to gather feedback and improve</text:p>
        </text:list-item>
      </text:list>
      <text:p text:style-name="P1"/>
      <text:h text:style-name="P4" text:outline-level="2">Final Tips</text:h>
      <text:p text:style-name="P32"/>
      <text:list xml:id="list1778427383" text:style-name="L58">
        <text:list-item>
          <text:p text:style-name="P73">Use AI to automate some content creation, but always personalize and interact personally</text:p>
        </text:list-item>
        <text:list-item>
          <text:p text:style-name="P73">Keep your community positive and focused</text:p>
        </text:list-item>
        <text:list-item>
          <text:p text:style-name="P73">Celebrate member successes to build loyalty</text:p>
        </text:list-item>
      </text:list>
      <text:p text:style-name="P1"/>
      <text:p text:style-name="P29">Membership sites can be a game-changer, turning your knowledge and AI skills into a steady business with lasting relationships.</text:p>
      <text:p text:style-name="P31"/>
      <text:h text:style-name="P17" text:outline-level="1"><text:soft-page-break/><text:span text:style-name="Strong_20_Emphasis"><text:span text:style-name="T1"/></text:span></text:h>
      <text:h text:style-name="P23" text:outline-level="1"><text:span text:style-name="Strong_20_Emphasis"><text:span text:style-name="T1">Chapter 7: Create and Sell AI-Generated Art and NFTs (Turn Creativity Into Cash)</text:span></text:span></text:h>
      <text:p text:style-name="P26"><text:span text:style-name="Strong_20_Emphasis"><text:span text:style-name="T4"/></text:span></text:p>
      <text:p text:style-name="P29">AI-generated art is one of the hottest new trends in 2025. Thanks to powerful tools, anyone can create unique digital artwork quickly — even without any artistic skills. You can sell this art as prints, digital downloads, or as NFTs (non-fungible tokens) for crypto collectors.</text:p>
      <text:p text:style-name="P1"/>
      <text:h text:style-name="P4" text:outline-level="2">Why AI Art and NFTs Are a Lucrative Side Hustle</text:h>
      <text:p text:style-name="P32"/>
      <text:list xml:id="list1376372659" text:style-name="L59">
        <text:list-item>
          <text:p text:style-name="P74">Low cost to create — just your time and AI tools</text:p>
        </text:list-item>
        <text:list-item>
          <text:p text:style-name="P74">Unique, original art attracts collectors and buyers</text:p>
        </text:list-item>
        <text:list-item>
          <text:p text:style-name="P74">NFTs can sell for high prices if marketed well</text:p>
        </text:list-item>
        <text:list-item>
          <text:p text:style-name="P74">Digital art can be sold globally 24/7</text:p>
        </text:list-item>
        <text:list-item>
          <text:p text:style-name="P74">Growing communities and marketplaces to join</text:p>
        </text:list-item>
      </text:list>
      <text:p text:style-name="P1"/>
      <text:h text:style-name="P4" text:outline-level="2">Tools You’ll Need</text:h>
      <text:p text:style-name="P32"/>
      <text:list xml:id="list1695420637" text:style-name="L60">
        <text:list-item>
          <text:p text:style-name="P121"><text:span text:style-name="Strong_20_Emphasis"><text:span text:style-name="T3">AI Art Generators</text:span></text:span><text:span text:style-name="T3"> like Midjourney, DALL·E 3, Stable Diffusion</text:span></text:p>
        </text:list-item>
        <text:list-item>
          <text:p text:style-name="P121"><text:span text:style-name="Strong_20_Emphasis"><text:span text:style-name="T3">NFT Marketplaces</text:span></text:span><text:span text:style-name="T3"> like OpenSea, Rarible, Foundation</text:span></text:p>
        </text:list-item>
        <text:list-item>
          <text:p text:style-name="P121"><text:span text:style-name="Strong_20_Emphasis"><text:span text:style-name="T3">Image editing tools</text:span></text:span><text:span text:style-name="T3"> like Canva, Photoshop, or free alternatives like GIMP</text:span></text:p>
        </text:list-item>
        <text:list-item>
          <text:p text:style-name="P121"><text:span text:style-name="Strong_20_Emphasis"><text:span text:style-name="T3">Crypto wallets</text:span></text:span><text:span text:style-name="T3"> (e.g., MetaMask) to manage NFT sales</text:span></text:p>
        </text:list-item>
      </text:list>
      <text:p text:style-name="P1"/>
      <text:h text:style-name="P7" text:outline-level="2">Step-by-Step: Create and Sell AI Art and NFTs</text:h>
      <text:h text:style-name="Heading_20_3" text:outline-level="3"><text:span text:style-name="Strong_20_Emphasis"><text:span text:style-name="T3"/></text:span></text:h>
      <text:h text:style-name="Heading_20_3" text:outline-level="3"><text:span text:style-name="Strong_20_Emphasis"><text:span text:style-name="T3">1. Create Unique AI Art</text:span></text:span></text:h>
      <text:p text:style-name="Text_20_body"><text:span text:style-name="Strong_20_Emphasis"><text:span text:style-name="T3"/></text:span></text:p>
      <text:p text:style-name="P29">Use AI prompts to generate digital art. Experiment with styles, themes, and colors.</text:p>
      <text:p text:style-name="P8"><text:soft-page-break/>ChatGPT prompt example for art ideas:<text:line-break/>“Give me 10 unique digital art concepts for AI-generated artwork that would appeal to collectors.”</text:p>
      <text:p text:style-name="P1"/>
      <text:h text:style-name="Heading_20_3" text:outline-level="3"><text:span text:style-name="Strong_20_Emphasis"><text:span text:style-name="T3">2. Edit and Customize</text:span></text:span></text:h>
      <text:p text:style-name="Text_20_body"><text:span text:style-name="Strong_20_Emphasis"><text:span text:style-name="T3"/></text:span></text:p>
      <text:p text:style-name="P29">Refine your AI art with editing tools — adjust colors, add text, or combine images to make them stand out.</text:p>
      <text:p text:style-name="P1"/>
      <text:h text:style-name="Heading_20_3" text:outline-level="3"><text:span text:style-name="Strong_20_Emphasis"><text:span text:style-name="T3">3. Choose How to Sell</text:span></text:span></text:h>
      <text:p text:style-name="Text_20_body"><text:span text:style-name="Strong_20_Emphasis"><text:span text:style-name="T3"/></text:span></text:p>
      <text:list xml:id="list519894468" text:style-name="L61">
        <text:list-item>
          <text:p text:style-name="P122"><text:span text:style-name="Strong_20_Emphasis"><text:span text:style-name="T3">Digital downloads:</text:span></text:span><text:span text:style-name="T3"> Sell on Etsy, Gumroad, or your own website</text:span></text:p>
        </text:list-item>
        <text:list-item>
          <text:p text:style-name="P122"><text:span text:style-name="Strong_20_Emphasis"><text:span text:style-name="T3">Prints:</text:span></text:span><text:span text:style-name="T3"> Use print-on-demand services (Printful, Redbubble)</text:span></text:p>
        </text:list-item>
        <text:list-item>
          <text:p text:style-name="P122"><text:span text:style-name="Strong_20_Emphasis"><text:span text:style-name="T3">NFTs:</text:span></text:span><text:span text:style-name="T3"> Mint your art on marketplaces like OpenSea</text:span></text:p>
        </text:list-item>
      </text:list>
      <text:p text:style-name="P1"/>
      <text:h text:style-name="Heading_20_3" text:outline-level="3"><text:span text:style-name="Strong_20_Emphasis"><text:span text:style-name="T3">4. Mint Your NFTs</text:span></text:span></text:h>
      <text:p text:style-name="Text_20_body"><text:span text:style-name="Strong_20_Emphasis"><text:span text:style-name="T3"/></text:span></text:p>
      <text:p text:style-name="P29">Minting means turning your digital art into NFTs on a blockchain, making them unique and tradeable.</text:p>
      <text:list xml:id="list731041653" text:style-name="L62">
        <text:list-item>
          <text:p text:style-name="P75">Set up a crypto wallet</text:p>
        </text:list-item>
        <text:list-item>
          <text:p text:style-name="P75">Connect to an NFT platform</text:p>
        </text:list-item>
        <text:list-item>
          <text:p text:style-name="P75">Upload your art and create your NFT</text:p>
        </text:list-item>
        <text:list-item>
          <text:p text:style-name="P75">Set a price or hold an auction</text:p>
        </text:list-item>
      </text:list>
      <text:p text:style-name="P29">Be aware of minting fees (“gas fees”) — some platforms offer “lazy minting” to avoid upfront costs.</text:p>
      <text:p text:style-name="P1"/>
      <text:h text:style-name="Heading_20_3" text:outline-level="3"><text:span text:style-name="Strong_20_Emphasis"><text:span text:style-name="T3">5. Market Your Art</text:span></text:span></text:h>
      <text:p text:style-name="Text_20_body"><text:span text:style-name="Strong_20_Emphasis"><text:span text:style-name="T3"/></text:span></text:p>
      <text:p text:style-name="P29">Promote your art to reach buyers:</text:p>
      <text:list xml:id="list4290214733" text:style-name="L63">
        <text:list-item>
          <text:p text:style-name="P76">Use social media (Twitter, Instagram, TikTok) with hashtags like #AIArt and #NFTart</text:p>
        </text:list-item>
        <text:list-item>
          <text:p text:style-name="P76">Join NFT and digital art communities (Discord, Clubhouse)</text:p>
        </text:list-item>
        <text:list-item>
          <text:p text:style-name="P76">Collaborate with other artists or influencers</text:p>
        </text:list-item>
        <text:list-item>
          <text:p text:style-name="P76"><text:soft-page-break/>Share your story behind the art</text:p>
        </text:list-item>
      </text:list>
      <text:p text:style-name="P1"/>
      <text:h text:style-name="P4" text:outline-level="2">Things to Watch Out For</text:h>
      <text:p text:style-name="P32"/>
      <text:list xml:id="list978454022" text:style-name="L64">
        <text:list-item>
          <text:p text:style-name="P77">Copyright issues — always create original art or use AI tools ethically</text:p>
        </text:list-item>
        <text:list-item>
          <text:p text:style-name="P77">NFT scams and fraud — research before buying or selling</text:p>
        </text:list-item>
        <text:list-item>
          <text:p text:style-name="P77">Volatile crypto market — prices can rise and fall quickly</text:p>
        </text:list-item>
        <text:list-item>
          <text:p text:style-name="P77">Avoid flooding marketplaces with too many low-quality pieces</text:p>
        </text:list-item>
      </text:list>
      <text:p text:style-name="P1"/>
      <text:h text:style-name="P4" text:outline-level="2">Tips for Success</text:h>
      <text:p text:style-name="P32"/>
      <text:list xml:id="list1769266896" text:style-name="L65">
        <text:list-item>
          <text:p text:style-name="P78">Develop a consistent style or theme to build your brand</text:p>
        </text:list-item>
        <text:list-item>
          <text:p text:style-name="P78">Engage with your community and collectors</text:p>
        </text:list-item>
        <text:list-item>
          <text:p text:style-name="P78">Offer limited editions or perks to NFT holders</text:p>
        </text:list-item>
        <text:list-item>
          <text:p text:style-name="P78">Keep learning new AI art tools and trends</text:p>
        </text:list-item>
      </text:list>
      <text:p text:style-name="P1"/>
      <text:p text:style-name="P29">AI-generated art and NFTs open a new door to creativity and income — whether as a hobby or serious business. With effort and smart marketing, you can tap into this booming market and make real money.</text:p>
      <text:p text:style-name="P29"/>
      <text:h text:style-name="P10" text:outline-level="1"><text:span text:style-name="Strong_20_Emphasis"><text:span text:style-name="T4"/></text:span></text:h>
      <text:h text:style-name="P21" text:outline-level="1"><text:span text:style-name="Strong_20_Emphasis"><text:span text:style-name="T4">Chapter 8: Build Chatbots and Automations for Businesses (Offer High-Demand AI Services)</text:span></text:span></text:h>
      <text:p text:style-name="P26"><text:span text:style-name="Strong_20_Emphasis"><text:span text:style-name="T4"/></text:span></text:p>
      <text:p text:style-name="P29">Businesses everywhere want to improve customer service, save time, and boost sales — and chatbots powered by AI are one of the hottest ways to do that. If you learn to build and customize chatbots and automations, you can offer valuable services that businesses are willing to pay well for.</text:p>
      <text:p text:style-name="P1"/>
      <text:h text:style-name="P4" text:outline-level="2">Why Chatbots and Automations Are a Profitable AI Side Hustle</text:h>
      <text:p text:style-name="P32"/>
      <text:list xml:id="list2755057091" text:style-name="L66">
        <text:list-item>
          <text:p text:style-name="P79">Businesses save money and improve customer experience</text:p>
        </text:list-item>
        <text:list-item>
          <text:p text:style-name="P79">Chatbots work 24/7 to handle questions, bookings, and sales</text:p>
        </text:list-item>
        <text:list-item>
          <text:p text:style-name="P79">You can create and manage chatbots remotely</text:p>
        </text:list-item>
        <text:list-item>
          <text:p text:style-name="P79">Growing demand as AI adoption rises</text:p>
        </text:list-item>
        <text:list-item>
          <text:p text:style-name="P79">High-value service with recurring income potential (monthly maintenance)</text:p>
        </text:list-item>
      </text:list>
      <text:p text:style-name="P1"/>
      <text:h text:style-name="P4" text:outline-level="2">Tools You’ll Need</text:h>
      <text:p text:style-name="P32"/>
      <text:list xml:id="list426396623" text:style-name="L67">
        <text:list-item>
          <text:p text:style-name="P123"><text:span text:style-name="Strong_20_Emphasis"><text:span text:style-name="T3">Chatbot builders:</text:span></text:span><text:span text:style-name="T3"> Many have no-code interfaces, like ManyChat, Chatfuel, Tars, or Landbot</text:span></text:p>
        </text:list-item>
        <text:list-item>
          <text:p text:style-name="P123"><text:span text:style-name="Strong_20_Emphasis"><text:span text:style-name="T3">AI integration:</text:span></text:span><text:span text:style-name="T3"> Use ChatGPT API or similar to make smarter chatbots</text:span></text:p>
        </text:list-item>
        <text:list-item>
          <text:p text:style-name="P123"><text:span text:style-name="Strong_20_Emphasis"><text:span text:style-name="T3">Automation tools:</text:span></text:span><text:span text:style-name="T3"> Zapier, Integromat (Make), or native integrations to connect apps</text:span></text:p>
        </text:list-item>
        <text:list-item>
          <text:p text:style-name="P123"><text:span text:style-name="Strong_20_Emphasis"><text:span text:style-name="T3">Messaging platforms:</text:span></text:span><text:span text:style-name="T3"> Facebook Messenger, WhatsApp, website live chat, or SMS</text:span></text:p>
        </text:list-item>
      </text:list>
      <text:p text:style-name="P1"/>
      <text:h text:style-name="P7" text:outline-level="2">Step-by-Step: Start Building Chatbots and Automations</text:h>
      <text:p text:style-name="P30"/>
      <text:h text:style-name="Heading_20_3" text:outline-level="3"><text:span text:style-name="Strong_20_Emphasis"><text:span text:style-name="T3">1. Learn the Basics</text:span></text:span></text:h>
      <text:p text:style-name="Text_20_body"><text:span text:style-name="Strong_20_Emphasis"><text:span text:style-name="T3"/></text:span></text:p>
      <text:p text:style-name="P29">Understand how chatbots work and the kinds of tasks they can automate (e.g., answering FAQs, booking appointments, lead capture).</text:p>
      <text:p text:style-name="P8"><text:soft-page-break/>Prompt to learn chatbot ideas:<text:line-break/>“List 10 common chatbot use cases for small businesses.”</text:p>
      <text:p text:style-name="P1"/>
      <text:h text:style-name="Heading_20_3" text:outline-level="3"><text:span text:style-name="Strong_20_Emphasis"><text:span text:style-name="T3">2. Choose a Platform</text:span></text:span></text:h>
      <text:p text:style-name="Text_20_body"><text:span text:style-name="Strong_20_Emphasis"><text:span text:style-name="T3"/></text:span></text:p>
      <text:p text:style-name="P29">Pick a user-friendly chatbot builder with free or low-cost plans to practice and build demos.</text:p>
      <text:p text:style-name="P1"/>
      <text:h text:style-name="Heading_20_3" text:outline-level="3"><text:span text:style-name="Strong_20_Emphasis"><text:span text:style-name="T3">3. Build Sample Chatbots</text:span></text:span></text:h>
      <text:p text:style-name="Text_20_body"><text:span text:style-name="Strong_20_Emphasis"><text:span text:style-name="T3"/></text:span></text:p>
      <text:p text:style-name="P29">Create demo bots for sample businesses like a restaurant, e-commerce store, or service provider.</text:p>
      <text:list xml:id="list3720389098" text:style-name="L68">
        <text:list-item>
          <text:p text:style-name="P80">Use AI prompts to draft conversational flows and responses.</text:p>
        </text:list-item>
        <text:list-item>
          <text:p text:style-name="P80">Test and tweak for smooth user experience.</text:p>
        </text:list-item>
      </text:list>
      <text:p text:style-name="P1"/>
      <text:h text:style-name="Heading_20_3" text:outline-level="3"><text:span text:style-name="Strong_20_Emphasis"><text:span text:style-name="T3">4. Create a Portfolio</text:span></text:span></text:h>
      <text:p text:style-name="Text_20_body"><text:span text:style-name="Strong_20_Emphasis"><text:span text:style-name="T3"/></text:span></text:p>
      <text:p text:style-name="P29">Document your chatbot projects and results to showcase to potential clients.</text:p>
      <text:p text:style-name="P1"/>
      <text:h text:style-name="Heading_20_3" text:outline-level="3"><text:span text:style-name="Strong_20_Emphasis"><text:span text:style-name="T3">5. Find Clients</text:span></text:span></text:h>
      <text:p text:style-name="Text_20_body"><text:span text:style-name="Strong_20_Emphasis"><text:span text:style-name="T3"/></text:span></text:p>
      <text:list xml:id="list3561880320" text:style-name="L69">
        <text:list-item>
          <text:p text:style-name="P81">Reach out to local businesses, startups, or freelancers who could benefit</text:p>
        </text:list-item>
        <text:list-item>
          <text:p text:style-name="P81">Use freelance platforms (Upwork, Fiverr) to offer chatbot setup services</text:p>
        </text:list-item>
        <text:list-item>
          <text:p text:style-name="P81">Network in business groups and online forums</text:p>
        </text:list-item>
      </text:list>
      <text:p text:style-name="P1"/>
      <text:h text:style-name="Heading_20_3" text:outline-level="3"><text:span text:style-name="Strong_20_Emphasis"><text:span text:style-name="T3">6. Offer Ongoing Support</text:span></text:span></text:h>
      <text:p text:style-name="Text_20_body"><text:span text:style-name="Strong_20_Emphasis"><text:span text:style-name="T3"/></text:span></text:p>
      <text:p text:style-name="P29">Many clients want monthly updates, analytics, and improvements — a great source of recurring revenue.</text:p>
      <text:p text:style-name="P1"/>
      <text:h text:style-name="P4" text:outline-level="2">Pricing Your Services</text:h>
      <text:p text:style-name="P32"/>
      <text:list xml:id="list1872086739" text:style-name="L70">
        <text:list-item>
          <text:p text:style-name="P82"><text:soft-page-break/>Basic chatbot setup: $100–$500 depending on complexity</text:p>
        </text:list-item>
        <text:list-item>
          <text:p text:style-name="P82">Monthly maintenance: $50–$200</text:p>
        </text:list-item>
        <text:list-item>
          <text:p text:style-name="P82">Custom integrations or AI-powered bots command higher fees</text:p>
        </text:list-item>
      </text:list>
      <text:p text:style-name="P1"/>
      <text:h text:style-name="P4" text:outline-level="2">Common Mistakes to Avoid</text:h>
      <text:p text:style-name="P32"/>
      <text:list xml:id="list2913394428" text:style-name="L71">
        <text:list-item>
          <text:p text:style-name="P83">Overcomplicating chatbot flows — keep it simple and user-friendly</text:p>
        </text:list-item>
        <text:list-item>
          <text:p text:style-name="P83">Ignoring user feedback — iterate and improve based on real use</text:p>
        </text:list-item>
        <text:list-item>
          <text:p text:style-name="P83">Failing to explain benefits clearly to clients</text:p>
        </text:list-item>
        <text:list-item>
          <text:p text:style-name="P83">Neglecting to set clear contracts and expectations</text:p>
        </text:list-item>
      </text:list>
      <text:p text:style-name="P1"/>
      <text:h text:style-name="P4" text:outline-level="2">Tips for Success</text:h>
      <text:p text:style-name="P32"/>
      <text:list xml:id="list2777921397" text:style-name="L72">
        <text:list-item>
          <text:p text:style-name="P84">Stay updated on new AI and chatbot tools</text:p>
        </text:list-item>
        <text:list-item>
          <text:p text:style-name="P84">Offer demos and free trials to attract clients</text:p>
        </text:list-item>
        <text:list-item>
          <text:p text:style-name="P84">Learn basic coding or API skills to customize bots further</text:p>
        </text:list-item>
        <text:list-item>
          <text:p text:style-name="P84">Combine chatbot services with other AI offerings (content creation, social media)</text:p>
        </text:list-item>
      </text:list>
      <text:p text:style-name="P1"/>
      <text:p text:style-name="P29">Building chatbots and automations is a powerful way to leverage AI skills and generate real income. With some practice and marketing, you can create a profitable side hustle helping businesses grow.</text:p>
      <text:p text:style-name="P29"/>
      <text:h text:style-name="P11" text:outline-level="1"><text:span text:style-name="Strong_20_Emphasis"><text:span text:style-name="T3"/></text:span></text:h>
      <text:h text:style-name="P22" text:outline-level="1"><text:span text:style-name="Strong_20_Emphasis"><text:span text:style-name="T3">Chapter 9: Publish AI-Generated Music and Audio </text:span></text:span></text:h>
      <text:h text:style-name="P12" text:outline-level="1"><text:span text:style-name="Strong_20_Emphasis"><text:span text:style-name="T3">(Tap Into the Audio Boom)</text:span></text:span></text:h>
      <text:p text:style-name="P26"><text:span text:style-name="Strong_20_Emphasis"><text:span text:style-name="T3"/></text:span></text:p>
      <text:p text:style-name="P29">Audio content — from music to podcasts, audiobooks, and sound effects — is booming. With AI tools, you can create original music and audio tracks quickly, even without musical training. Then, you can sell or license your creations online for profit.</text:p>
      <text:p text:style-name="P1"/>
      <text:h text:style-name="P4" text:outline-level="2">Why AI-Generated Music and Audio Are a Smart Side Hustle</text:h>
      <text:p text:style-name="P32"/>
      <text:list xml:id="list3527901565" text:style-name="L73">
        <text:list-item>
          <text:p text:style-name="P85">Growing demand for background music, podcasts, video content, and games</text:p>
        </text:list-item>
        <text:list-item>
          <text:p text:style-name="P85">Low-cost creation with AI music generators</text:p>
        </text:list-item>
        <text:list-item>
          <text:p text:style-name="P85">Multiple income streams: royalties, direct sales, licensing</text:p>
        </text:list-item>
        <text:list-item>
          <text:p text:style-name="P85">Passive income potential from streaming platforms and stock audio sites</text:p>
        </text:list-item>
        <text:list-item>
          <text:p text:style-name="P85">No need for expensive instruments or studios</text:p>
        </text:list-item>
      </text:list>
      <text:p text:style-name="P1"/>
      <text:h text:style-name="P4" text:outline-level="2">Tools You’ll Need</text:h>
      <text:p text:style-name="P32"/>
      <text:list xml:id="list2410366485" text:style-name="L74">
        <text:list-item>
          <text:p text:style-name="P124"><text:span text:style-name="Strong_20_Emphasis"><text:span text:style-name="T3">AI music generators:</text:span></text:span><text:span text:style-name="T3"> platforms like Amper Music, AIVA, Soundraw, or OpenAI’s Jukebox</text:span></text:p>
        </text:list-item>
        <text:list-item>
          <text:p text:style-name="P124"><text:span text:style-name="Strong_20_Emphasis"><text:span text:style-name="T3">Audio editing software:</text:span></text:span><text:span text:style-name="T3"> Audacity (free), GarageBand (Mac), or Ableton Live</text:span></text:p>
        </text:list-item>
        <text:list-item>
          <text:p text:style-name="P124"><text:span text:style-name="Strong_20_Emphasis"><text:span text:style-name="T3">Stock music platforms:</text:span></text:span><text:span text:style-name="T3"> AudioJungle, Pond5, Epidemic Sound, or Bandcamp</text:span></text:p>
        </text:list-item>
        <text:list-item>
          <text:p text:style-name="P124"><text:span text:style-name="Strong_20_Emphasis"><text:span text:style-name="T3">Podcast hosting platforms</text:span></text:span><text:span text:style-name="T3"> (if creating podcasts): Anchor, Podbean, Buzzsprout</text:span></text:p>
        </text:list-item>
      </text:list>
      <text:p text:style-name="P1"/>
      <text:h text:style-name="P4" text:outline-level="2">Step-by-Step: Create and Monetize AI-Generated Audio</text:h>
      <text:p text:style-name="P32"/>
      <text:h text:style-name="Heading_20_3" text:outline-level="3"><text:span text:style-name="Strong_20_Emphasis"><text:span text:style-name="T3">1. Choose Your Audio Niche</text:span></text:span></text:h>
      <text:p text:style-name="Text_20_body"><text:span text:style-name="Strong_20_Emphasis"><text:span text:style-name="T3"/></text:span></text:p>
      <text:p text:style-name="P29">Options include:</text:p>
      <text:list xml:id="list2918708922" text:style-name="L75">
        <text:list-item>
          <text:p text:style-name="P86">Background music for videos and games</text:p>
        </text:list-item>
        <text:list-item>
          <text:p text:style-name="P86"><text:soft-page-break/>Podcast intro/outro music</text:p>
        </text:list-item>
        <text:list-item>
          <text:p text:style-name="P86">Audiobook narration or soundscapes</text:p>
        </text:list-item>
        <text:list-item>
          <text:p text:style-name="P86">Sound effects and loops for creators</text:p>
        </text:list-item>
      </text:list>
      <text:p text:style-name="P1"/>
      <text:h text:style-name="Heading_20_3" text:outline-level="3"><text:span text:style-name="Strong_20_Emphasis"><text:span text:style-name="T3">2. Generate Your Audio</text:span></text:span></text:h>
      <text:p text:style-name="Text_20_body"><text:span text:style-name="Strong_20_Emphasis"><text:span text:style-name="T3"/></text:span></text:p>
      <text:p text:style-name="P29">Use AI music tools to create tracks based on mood, genre, and length.</text:p>
      <text:p text:style-name="P8">Example prompt:<text:line-break/>“Create a calm, upbeat 2-minute background track for a YouTube tutorial video.”</text:p>
      <text:p text:style-name="P1"/>
      <text:h text:style-name="Heading_20_3" text:outline-level="3"><text:span text:style-name="Strong_20_Emphasis"><text:span text:style-name="T3">3. Edit and Customize</text:span></text:span></text:h>
      <text:p text:style-name="Text_20_body"><text:span text:style-name="Strong_20_Emphasis"><text:span text:style-name="T3"/></text:span></text:p>
      <text:p text:style-name="P29">Polish your audio with editing software—trim, layer, add effects, or mix tracks.</text:p>
      <text:p text:style-name="P1"/>
      <text:h text:style-name="Heading_20_3" text:outline-level="3"><text:span text:style-name="Strong_20_Emphasis"><text:span text:style-name="T3">4. Upload and Sell</text:span></text:span></text:h>
      <text:p text:style-name="Text_20_body"><text:span text:style-name="Strong_20_Emphasis"><text:span text:style-name="T3"/></text:span></text:p>
      <text:list xml:id="list310317851" text:style-name="L76">
        <text:list-item>
          <text:p text:style-name="P87">Submit to stock music websites to earn royalties</text:p>
        </text:list-item>
        <text:list-item>
          <text:p text:style-name="P87">Sell direct downloads on Gumroad, Etsy, or your website</text:p>
        </text:list-item>
        <text:list-item>
          <text:p text:style-name="P87">License music for YouTube creators, podcasters, or advertisers</text:p>
        </text:list-item>
      </text:list>
      <text:p text:style-name="P1"/>
      <text:h text:style-name="Heading_20_3" text:outline-level="3"><text:span text:style-name="Strong_20_Emphasis"><text:span text:style-name="T3">5. Promote Your Audio</text:span></text:span></text:h>
      <text:p text:style-name="Text_20_body"><text:span text:style-name="Strong_20_Emphasis"><text:span text:style-name="T3"/></text:span></text:p>
      <text:list xml:id="list1795837735" text:style-name="L77">
        <text:list-item>
          <text:p text:style-name="P88">Build a portfolio on SoundCloud or Bandcamp</text:p>
        </text:list-item>
        <text:list-item>
          <text:p text:style-name="P88">Share samples on social media and forums</text:p>
        </text:list-item>
        <text:list-item>
          <text:p text:style-name="P88">Collaborate with video creators, podcasters, or game developers</text:p>
        </text:list-item>
      </text:list>
      <text:p text:style-name="P1"/>
      <text:h text:style-name="P4" text:outline-level="2">Watch Out For</text:h>
      <text:p text:style-name="P32"/>
      <text:list xml:id="list3454637485" text:style-name="L78">
        <text:list-item>
          <text:p text:style-name="P89">Copyright issues—only sell audio you have rights to</text:p>
        </text:list-item>
        <text:list-item>
          <text:p text:style-name="P89">Over-saturating marketplaces with low-quality tracks</text:p>
        </text:list-item>
        <text:list-item>
          <text:p text:style-name="P89"><text:soft-page-break/>Neglecting marketing and audience building</text:p>
        </text:list-item>
      </text:list>
      <text:p text:style-name="P1"/>
      <text:h text:style-name="P4" text:outline-level="2">Tips for Success</text:h>
      <text:p text:style-name="P32"/>
      <text:list xml:id="list115705924" text:style-name="L79">
        <text:list-item>
          <text:p text:style-name="P91">Focus on quality over quantity</text:p>
        </text:list-item>
        <text:list-item>
          <text:p text:style-name="P90">Create themed collections or packs</text:p>
        </text:list-item>
        <text:list-item>
          <text:p text:style-name="P90">Offer custom music or jingles for higher fees</text:p>
        </text:list-item>
        <text:list-item>
          <text:p text:style-name="P90">Keep learning music trends and AI updates</text:p>
        </text:list-item>
      </text:list>
      <text:p text:style-name="P1"/>
      <text:p text:style-name="P29">AI-generated music and audio open exciting new doors for creators to earn money and express creativity with the help of technology.</text:p>
      <text:p text:style-name="P29"/>
      <text:h text:style-name="P10" text:outline-level="1"><text:span text:style-name="Strong_20_Emphasis"><text:span text:style-name="T4"/></text:span></text:h>
      <text:h text:style-name="P21" text:outline-level="1"><text:span text:style-name="Strong_20_Emphasis"><text:span text:style-name="T4">Chapter 10: Create and Monetize AI-Powered Blogs (Write Smarter, Earn More)</text:span></text:span></text:h>
      <text:p text:style-name="P26"><text:span text:style-name="Strong_20_Emphasis"><text:span text:style-name="T4"/></text:span></text:p>
      <text:p text:style-name="P29">Blogging remains one of the most effective ways to build an online business. Thanks to AI tools like ChatGPT, you can create high-quality, engaging blog content faster and easier — turning your blog into a steady income source.</text:p>
      <text:p text:style-name="P1"/>
      <text:h text:style-name="P4" text:outline-level="2">Why Blogging with AI Is a Smart Side Hustle</text:h>
      <text:p text:style-name="P32"/>
      <text:list xml:id="list1583688815" text:style-name="L80">
        <text:list-item>
          <text:p text:style-name="P92">AI speeds up writing and idea generation</text:p>
        </text:list-item>
        <text:list-item>
          <text:p text:style-name="P92">Blogs attract organic traffic via search engines (passive income)</text:p>
        </text:list-item>
        <text:list-item>
          <text:p text:style-name="P92">Monetize through ads, affiliate marketing, sponsored posts, and product sales</text:p>
        </text:list-item>
        <text:list-item>
          <text:p text:style-name="P92">Build an audience and authority in your niche</text:p>
        </text:list-item>
        <text:list-item>
          <text:p text:style-name="P92">Low startup costs — just a domain and hosting</text:p>
        </text:list-item>
      </text:list>
      <text:p text:style-name="P1"/>
      <text:h text:style-name="P4" text:outline-level="2">Tools You’ll Need</text:h>
      <text:p text:style-name="P32"/>
      <text:list xml:id="list1225871410" text:style-name="L81">
        <text:list-item>
          <text:p text:style-name="P125"><text:span text:style-name="Strong_20_Emphasis"><text:span text:style-name="T3">AI writing tools:</text:span></text:span><text:span text:style-name="T3"> ChatGPT, Jasper, Writesonic</text:span></text:p>
        </text:list-item>
        <text:list-item>
          <text:p text:style-name="P125"><text:span text:style-name="Strong_20_Emphasis"><text:span text:style-name="T3">Website platforms:</text:span></text:span><text:span text:style-name="T3"> WordPress, Wix, Squarespace</text:span></text:p>
        </text:list-item>
        <text:list-item>
          <text:p text:style-name="P125"><text:span text:style-name="Strong_20_Emphasis"><text:span text:style-name="T3">SEO tools:</text:span></text:span><text:span text:style-name="T3"> Google Keyword Planner, Ubersuggest, or Moz</text:span></text:p>
        </text:list-item>
        <text:list-item>
          <text:p text:style-name="P125"><text:span text:style-name="Strong_20_Emphasis"><text:span text:style-name="T3">Monetization platforms:</text:span></text:span><text:span text:style-name="T3"> Google AdSense, Amazon Associates, affiliate networks</text:span></text:p>
        </text:list-item>
      </text:list>
      <text:p text:style-name="P1"/>
      <text:h text:style-name="P7" text:outline-level="2">Step-by-Step: Launch and Monetize Your AI-Powered Blog</text:h>
      <text:p text:style-name="P30"/>
      <text:h text:style-name="Heading_20_3" text:outline-level="3"><text:span text:style-name="Strong_20_Emphasis"><text:span text:style-name="T3">1. Pick Your Niche</text:span></text:span></text:h>
      <text:p text:style-name="Text_20_body"><text:span text:style-name="Strong_20_Emphasis"><text:span text:style-name="T3"/></text:span></text:p>
      <text:p text:style-name="P29">Choose a niche that:</text:p>
      <text:list xml:id="list2532125657" text:style-name="L82">
        <text:list-item>
          <text:p text:style-name="P93">Interests you</text:p>
        </text:list-item>
        <text:list-item>
          <text:p text:style-name="P93">Has demand and monetization potential</text:p>
        </text:list-item>
        <text:list-item>
          <text:p text:style-name="P93"><text:soft-page-break/>Has low to medium competition</text:p>
        </text:list-item>
      </text:list>
      <text:p text:style-name="P8">AI prompt:<text:line-break/>“Suggest 10 profitable blog niches for beginners with potential for affiliate marketing.”</text:p>
      <text:p text:style-name="P1"/>
      <text:h text:style-name="Heading_20_3" text:outline-level="3"><text:span text:style-name="Strong_20_Emphasis"><text:span text:style-name="T3">2. Set Up Your Blog</text:span></text:span></text:h>
      <text:p text:style-name="Text_20_body"><text:span text:style-name="Strong_20_Emphasis"><text:span text:style-name="T3"/></text:span></text:p>
      <text:list xml:id="list1604993677" text:style-name="L83">
        <text:list-item>
          <text:p text:style-name="P94">Register a domain name</text:p>
        </text:list-item>
        <text:list-item>
          <text:p text:style-name="P94">Choose a hosting provider</text:p>
        </text:list-item>
        <text:list-item>
          <text:p text:style-name="P94">Install and customize your website (use simple themes)</text:p>
        </text:list-item>
      </text:list>
      <text:p text:style-name="P1"/>
      <text:h text:style-name="Heading_20_3" text:outline-level="3"><text:span text:style-name="Strong_20_Emphasis"><text:span text:style-name="T3">3. Create Content Using AI</text:span></text:span></text:h>
      <text:p text:style-name="Text_20_body"><text:span text:style-name="Strong_20_Emphasis"><text:span text:style-name="T3"/></text:span></text:p>
      <text:list xml:id="list44005837" text:style-name="L84">
        <text:list-item>
          <text:p text:style-name="P95">Generate blog post ideas and outlines</text:p>
        </text:list-item>
        <text:list-item>
          <text:p text:style-name="P95">Write posts with AI assistance (ensure you add your voice and check facts)</text:p>
        </text:list-item>
        <text:list-item>
          <text:p text:style-name="P95">Optimize for SEO with keywords and meta descriptions</text:p>
        </text:list-item>
      </text:list>
      <text:p text:style-name="P1"/>
      <text:h text:style-name="Heading_20_3" text:outline-level="3"><text:span text:style-name="Strong_20_Emphasis"><text:span text:style-name="T3">4. Publish Consistently</text:span></text:span></text:h>
      <text:p text:style-name="Text_20_body"><text:span text:style-name="Strong_20_Emphasis"><text:span text:style-name="T3"/></text:span></text:p>
      <text:p text:style-name="P29">Regular posting builds traffic and trust. Aim for 1–2 posts per week initially.</text:p>
      <text:p text:style-name="P1"/>
      <text:h text:style-name="Heading_20_3" text:outline-level="3"><text:span text:style-name="Strong_20_Emphasis"><text:span text:style-name="T3">5. Monetize Your Blog</text:span></text:span></text:h>
      <text:p text:style-name="Text_20_body"><text:span text:style-name="Strong_20_Emphasis"><text:span text:style-name="T3"/></text:span></text:p>
      <text:list xml:id="list475698189" text:style-name="L85">
        <text:list-item>
          <text:p text:style-name="P96">Apply for ad networks like Google AdSense</text:p>
        </text:list-item>
        <text:list-item>
          <text:p text:style-name="P96">Join affiliate programs (Amazon Associates, ShareASale)</text:p>
        </text:list-item>
        <text:list-item>
          <text:p text:style-name="P96">Offer sponsored posts and product reviews</text:p>
        </text:list-item>
        <text:list-item>
          <text:p text:style-name="P96">Sell your own digital products or courses</text:p>
        </text:list-item>
      </text:list>
      <text:p text:style-name="P1"/>
      <text:h text:style-name="Heading_20_3" text:outline-level="3"><text:span text:style-name="Strong_20_Emphasis"><text:span text:style-name="T3">6. Promote Your Blog</text:span></text:span></text:h>
      <text:p text:style-name="Text_20_body"><text:span text:style-name="Strong_20_Emphasis"><text:span text:style-name="T3"/></text:span></text:p>
      <text:list xml:id="list4069142421" text:style-name="L86">
        <text:list-item>
          <text:p text:style-name="P97">Share on social media and forums</text:p>
        </text:list-item>
        <text:list-item>
          <text:p text:style-name="P97"><text:soft-page-break/>Use email marketing to build a subscriber list</text:p>
        </text:list-item>
        <text:list-item>
          <text:p text:style-name="P97">Engage with your audience through comments and social groups</text:p>
        </text:list-item>
      </text:list>
      <text:p text:style-name="P1"/>
      <text:h text:style-name="P4" text:outline-level="2">Avoid These Pitfalls</text:h>
      <text:p text:style-name="P32"/>
      <text:list xml:id="list2157020067" text:style-name="L87">
        <text:list-item>
          <text:p text:style-name="P98">Don’t rely solely on AI — add personal insights and fact-check</text:p>
        </text:list-item>
        <text:list-item>
          <text:p text:style-name="P98">Avoid keyword stuffing or spammy content</text:p>
        </text:list-item>
        <text:list-item>
          <text:p text:style-name="P98">Don’t expect overnight success — blogging takes time</text:p>
        </text:list-item>
        <text:list-item>
          <text:p text:style-name="P98">Avoid neglecting site design and user experience</text:p>
        </text:list-item>
      </text:list>
      <text:p text:style-name="P1"/>
      <text:h text:style-name="P4" text:outline-level="2">Tips for Success</text:h>
      <text:p text:style-name="P32"/>
      <text:list xml:id="list3504351195" text:style-name="L88">
        <text:list-item>
          <text:p text:style-name="P99">Use AI to brainstorm and draft but always personalize</text:p>
        </text:list-item>
        <text:list-item>
          <text:p text:style-name="P99">Focus on evergreen content that lasts over time</text:p>
        </text:list-item>
        <text:list-item>
          <text:p text:style-name="P99">Monitor analytics to refine your strategy</text:p>
        </text:list-item>
        <text:list-item>
          <text:p text:style-name="P99">Network with other bloggers and influencers</text:p>
        </text:list-item>
      </text:list>
      <text:p text:style-name="P1"/>
      <text:p text:style-name="P29">Blogging with AI is a powerful way to create a long-term, scalable online business — combining creativity, strategy, and technology to earn steadily.</text:p>
      <text:p text:style-name="P29"/>
      <text:h text:style-name="P10" text:outline-level="1"><text:span text:style-name="Strong_20_Emphasis"><text:span text:style-name="T4"/></text:span></text:h>
      <text:h text:style-name="P21" text:outline-level="1"><text:span text:style-name="Strong_20_Emphasis"><text:span text:style-name="T4">Conclusion: Your AI Side Hustle Journey Starts Now</text:span></text:span></text:h>
      <text:p text:style-name="P26"><text:span text:style-name="Strong_20_Emphasis"><text:span text:style-name="T4"/></text:span></text:p>
      <text:p text:style-name="P29">Congratulations! You now have a clear roadmap to start making money online using AI — from writing Kindle eBooks and building membership sites to creating chatbots, AI art, music, and blogs. The key is to pick one or two side hustles that excite you, take consistent action, and use AI tools to speed up your work without sacrificing quality.</text:p>
      <text:p text:style-name="P29">Remember:</text:p>
      <text:list xml:id="list1926087053" text:style-name="L89">
        <text:list-item>
          <text:p text:style-name="P100">Start small, build skills gradually</text:p>
        </text:list-item>
        <text:list-item>
          <text:p text:style-name="P100">Research your niche and audience carefully</text:p>
        </text:list-item>
        <text:list-item>
          <text:p text:style-name="P100">Focus on delivering real value</text:p>
        </text:list-item>
        <text:list-item>
          <text:p text:style-name="P100">Stay adaptable as AI technology evolves</text:p>
        </text:list-item>
        <text:list-item>
          <text:p text:style-name="P100">Be patient and persistent — success takes time</text:p>
        </text:list-item>
      </text:list>
      <text:p text:style-name="P29">With the power of AI on your side, the opportunities are endless. Now it’s your turn to take the first step and turn your ideas into income.</text:p>
      <text:h text:style-name="P13" text:outline-level="1"/>
      <text:h text:style-name="P20" text:outline-level="1"><text:span text:style-name="T3"><text:s/></text:span></text:h>
      <text:h text:style-name="P25" text:outline-level="1"><text:span text:style-name="Strong_20_Emphasis"><text:span text:style-name="T4">Frequently Asked Questions (FAQ)</text:span></text:span></text:h>
      <text:p text:style-name="Text_20_body"><text:span text:style-name="Strong_20_Emphasis"><text:span text:style-name="T3">Q: Do I need to be good at writing or tech to start?</text:span></text:span><text:span text:style-name="T3"><text:line-break/>A: No! AI tools like ChatGPT help you with writing and technical tasks. Basic computer skills and willingness to learn are enough.</text:span></text:p>
      <text:p text:style-name="Text_20_body"><text:span text:style-name="Strong_20_Emphasis"><text:span text:style-name="T3">Q: How much time should I spend daily?</text:span></text:span><text:span text:style-name="T3"><text:line-break/>A: Start with 1–2 hours a day to build momentum. You can adjust as you get more efficient with AI tools.</text:span></text:p>
      <text:p text:style-name="Text_20_body"><text:span text:style-name="Strong_20_Emphasis"><text:span text:style-name="T3">Q: Can I use free AI tools only?</text:span></text:span><text:span text:style-name="T3"><text:line-break/>A: Yes, many free AI tools are powerful enough to get started. Paid versions offer more features and speed but aren’t mandatory.</text:span></text:p>
      <text:p text:style-name="Text_20_body"><text:span text:style-name="Strong_20_Emphasis"><text:span text:style-name="T3">Q: Will AI replace human creativity?</text:span></text:span><text:span text:style-name="T3"><text:line-break/>A: AI is a tool to enhance creativity, not replace it. Your unique ideas and voice are what make your work stand out.</text:span></text:p>
      <text:p text:style-name="Text_20_body"><text:span text:style-name="Strong_20_Emphasis"><text:span text:style-name="T3">Q: How do I avoid plagiarism with AI content?</text:span></text:span><text:span text:style-name="T3"><text:line-break/>A: Always edit and add your personal touch. Use plagiarism checkers to ensure originality.</text:span></text:p>
      <text:p text:style-name="Text_20_body"><text:span text:style-name="Strong_20_Emphasis"><text:span text:style-name="T3">Q: How do I market without spending money on ads?</text:span></text:span><text:span text:style-name="T3"><text:line-break/>A: Focus on organic methods like SEO, social media, email newsletters, and networking in relevant communities.</text:span></text:p>
      <text:p text:style-name="P1"/>
      <text:h text:style-name="Heading_20_1" text:outline-level="1"><text:span text:style-name="Strong_20_Emphasis"><text:span text:style-name="T4">Final Tips for Success</text:span></text:span></text:h>
      <text:p text:style-name="Text_20_body"><text:span text:style-name="Strong_20_Emphasis"><text:span text:style-name="T4"/></text:span></text:p>
      <text:list xml:id="list2058977574" text:style-name="L90">
        <text:list-item>
          <text:p text:style-name="P126"><text:span text:style-name="Strong_20_Emphasis"><text:span text:style-name="T3">Be consistent:</text:span></text:span><text:span text:style-name="T3"> Small daily actions add up to big results.</text:span></text:p>
        </text:list-item>
        <text:list-item>
          <text:p text:style-name="P126"><text:span text:style-name="Strong_20_Emphasis"><text:span text:style-name="T3">Keep learning:</text:span></text:span><text:span text:style-name="T3"> AI tools and online markets evolve fast—stay curious.</text:span></text:p>
        </text:list-item>
        <text:list-item>
          <text:p text:style-name="P126"><text:span text:style-name="Strong_20_Emphasis"><text:span text:style-name="T3">Build your brand:</text:span></text:span><text:span text:style-name="T3"> Your reputation is your best asset.</text:span></text:p>
        </text:list-item>
        <text:list-item>
          <text:p text:style-name="P126"><text:span text:style-name="Strong_20_Emphasis"><text:span text:style-name="T3">Engage your audience:</text:span></text:span><text:span text:style-name="T3"> Respond to comments, gather feedback, and build relationships.</text:span></text:p>
        </text:list-item>
        <text:list-item>
          <text:p text:style-name="P126"><text:span text:style-name="Strong_20_Emphasis"><text:span text:style-name="T3">Celebrate wins:</text:span></text:span><text:span text:style-name="T3"> Recognize your progress to stay motivated.</text:span></text:p>
        </text:list-item>
      </text:list>
      <text:p text:style-name="P1"/>
      <text:p text:style-name="P29">Thank you for trusting this guide. Your journey to making money with AI side hustles is just beginning — and it’s filled with exciting possibiliti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6T10:19:49.163000000</meta:creation-date>
    <dc:date>2025-05-16T13:36:21.215000000</dc:date>
    <meta:editing-duration>PT2H42M10S</meta:editing-duration>
    <meta:editing-cycles>2</meta:editing-cycles>
    <meta:generator>Neat_Office/6.2.8.2$Windows_x86 LibreOffice_project/</meta:generator>
    <meta:document-statistic meta:table-count="0" meta:image-count="0" meta:object-count="0" meta:page-count="40" meta:paragraph-count="633" meta:word-count="5908" meta:character-count="34603" meta:non-whitespace-character-count="29616"/>
  </office:meta>
</office:document-meta>
</file>